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808080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569cd6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4fc1ff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4ec9b0" loext:opacity="100%"/>
    </style:style>
    <style:style style:name="T10" style:family="text">
      <style:text-properties fo:color="#808080" loext:opacity="100%"/>
    </style:style>
    <style:style style:name="T11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/ src/App.js</text:p>
      <text:p text:style-name="P1"><text:span text:style-name="T1">import</text:span> <text:span text:style-name="T2">React</text:span>, { <text:span text:style-name="T2">useEffect</text:span>, <text:span text:style-name="T2">useState</text:span> } <text:span text:style-name="T1">from</text:span> <text:span text:style-name="T3">'react'</text:span>;</text:p>
      <text:p text:style-name="P1"><text:span text:style-name="T1">import</text:span> <text:span text:style-name="T2">NetworkBanner</text:span> <text:span text:style-name="T1">from</text:span> <text:span text:style-name="T3">'./components/NetworkBanner'</text:span>;</text:p>
      <text:p text:style-name="P1"><text:span text:style-name="T1">import</text:span> { <text:span text:style-name="T2">ethers</text:span> } <text:span text:style-name="T1">from</text:span> <text:span text:style-name="T3">'ethers'</text:span>;</text:p>
      <text:p text:style-name="P8"/>
      <text:p text:style-name="P1"><text:span text:style-name="T4">const</text:span> <text:span text:style-name="T5">CONTRACT_ADDRESS</text:span> <text:span text:style-name="T6">=</text:span> <text:span text:style-name="T3">'0x093471a2eAE96ABcFaAA85C342c8CB9e26574785'</text:span>;</text:p>
      <text:p text:style-name="P1"><text:span text:style-name="T4">const</text:span> <text:span text:style-name="T5">FEED_ADDRESS</text:span> <text:span text:style-name="T6">=</text:span> <text:span text:style-name="T3">'0x39F26E0D5F7f603be61175E50A21895a4d8Da989'</text:span>;</text:p>
      <text:p text:style-name="P8"/>
      <text:p text:style-name="P1"><text:span text:style-name="T4">const</text:span> <text:span text:style-name="T5">TOKEN_ABI</text:span> <text:span text:style-name="T6">=</text:span> [</text:p>
      <text:p text:style-name="P1"><text:span text:style-name="T3">'function name() view returns (string)'</text:span>,</text:p>
      <text:p text:style-name="P1"><text:span text:style-name="T3">'function symbol() view returns (string)'</text:span>,</text:p>
      <text:p text:style-name="P1"><text:span text:style-name="T3">'function balanceOf(address) view returns (uint256)'</text:span>,</text:p>
      <text:p text:style-name="P1"><text:span text:style-name="T3">'function mint(address to, uint256 amount) external'</text:span>,</text:p>
      <text:p text:style-name="P1"><text:span text:style-name="T3">'function burn(address from, uint256 amount) external'</text:span>,</text:p>
      <text:p text:style-name="P1"><text:span text:style-name="T3">'function owner() view returns (address)'</text:span>,</text:p>
      <text:p text:style-name="P1"><text:span text:style-name="T3">'function totalSupply() view returns (uint256)'</text:span>,</text:p>
      <text:p text:style-name="P1">];</text:p>
      <text:p text:style-name="P1"><text:span text:style-name="T4">const</text:span> <text:span text:style-name="T5">FEED_ABI</text:span> <text:span text:style-name="T6">=</text:span> [</text:p>
      <text:p text:style-name="P1"><text:span text:style-name="T3">'function getReserve() view returns (int256)'</text:span>,</text:p>
      <text:p text:style-name="P1"><text:span text:style-name="T3">'function setReserve(int256 _new)'</text:span>,</text:p>
      <text:p text:style-name="P1">];</text:p>
      <text:p text:style-name="P8"/>
      <text:p text:style-name="P1"><text:span text:style-name="T4">const</text:span> <text:span text:style-name="T5">CYPRESS_TEST_ACCOUNT</text:span> <text:span text:style-name="T6">=</text:span> <text:span text:style-name="T3">'0x1234567890abcdef1234567890abcdef12345678'</text:span>;</text:p>
      <text:p text:style-name="P8"/>
      <text:p text:style-name="P1"><text:span text:style-name="T1">export</text:span> <text:span text:style-name="T1">default</text:span> <text:span text:style-name="T4">function</text:span> <text:span text:style-name="T7">App</text:span>() {</text:p>
      <text:p text:style-name="P1"><text:span text:style-name="T4">const</text:span> <text:span text:style-name="T5">isTest</text:span> <text:span text:style-name="T6">=</text:span> <text:span text:style-name="T4">typeof</text:span> <text:span text:style-name="T2">window</text:span>.<text:span text:style-name="T2">Cypress</text:span> <text:span text:style-name="T6">!==</text:span> <text:span text:style-name="T3">'undefined'</text:span>;</text:p>
      <text:p text:style-name="P8"/>
      <text:p text:style-name="P1"><text:span text:style-name="T4">const</text:span> [<text:span text:style-name="T5">provider</text:span>, <text:span text:style-name="T7">setProvider</text:span>] <text:span text:style-name="T6">=</text:span> <text:span text:style-name="T7">useState</text:span>(<text:span text:style-name="T4">null</text:span>);</text:p>
      <text:p text:style-name="P1"><text:span text:style-name="T4">const</text:span> [<text:span text:style-name="T5">signer</text:span>, <text:span text:style-name="T7">setSigner</text:span>] <text:span text:style-name="T6">=</text:span> <text:span text:style-name="T7">useState</text:span>(<text:span text:style-name="T4">null</text:span>);</text:p>
      <text:p text:style-name="P1"><text:span text:style-name="T4">const</text:span> [<text:span text:style-name="T5">account</text:span>, <text:span text:style-name="T7">setAccount</text:span>] <text:span text:style-name="T6">=</text:span> <text:span text:style-name="T7">useState</text:span>(<text:span text:style-name="T3">''</text:span>);</text:p>
      <text:p text:style-name="P1"><text:span text:style-name="T4">const</text:span> [<text:span text:style-name="T5">balance</text:span>, <text:span text:style-name="T7">setBalance</text:span>] <text:span text:style-name="T6">=</text:span> <text:span text:style-name="T7">useState</text:span>(<text:span text:style-name="T3">'0'</text:span>);</text:p>
      <text:p text:style-name="P1"><text:span text:style-name="T4">const</text:span> [<text:span text:style-name="T5">poReserve</text:span>, <text:span text:style-name="T7">setPoReserve</text:span>] <text:span text:style-name="T6">=</text:span> <text:span text:style-name="T7">useState</text:span>(<text:span text:style-name="T3">'0'</text:span>);</text:p>
      <text:p text:style-name="P1"><text:span text:style-name="T4">const</text:span> [<text:span text:style-name="T5">totalSupply</text:span>, <text:span text:style-name="T7">setTotalSupply</text:span>] <text:span text:style-name="T6">=</text:span> <text:span text:style-name="T7">useState</text:span>(<text:span text:style-name="T3">'0'</text:span>);</text:p>
      <text:p text:style-name="P1"><text:span text:style-name="T4">const</text:span> [<text:span text:style-name="T5">mintAmount</text:span>, <text:span text:style-name="T7">setMintAmount</text:span>] <text:span text:style-name="T6">=</text:span> <text:span text:style-name="T7">useState</text:span>(<text:span text:style-name="T3">''</text:span>);</text:p>
      <text:p text:style-name="P1"><text:span text:style-name="T4">const</text:span> [<text:span text:style-name="T5">burnAmount</text:span>, <text:span text:style-name="T7">setBurnAmount</text:span>] <text:span text:style-name="T6">=</text:span> <text:span text:style-name="T7">useState</text:span>(<text:span text:style-name="T3">''</text:span>);</text:p>
      <text:p text:style-name="P1"><text:span text:style-name="T4">const</text:span> [<text:span text:style-name="T5">newBacking</text:span>, <text:span text:style-name="T7">setNewBacking</text:span>] <text:span text:style-name="T6">=</text:span> <text:span text:style-name="T7">useState</text:span>(<text:span text:style-name="T3">''</text:span>);</text:p>
      <text:p text:style-name="P1"><text:span text:style-name="T4">const</text:span> [<text:span text:style-name="T5">isOwner</text:span>, <text:span text:style-name="T7">setIsOwner</text:span>] <text:span text:style-name="T6">=</text:span> <text:span text:style-name="T7">useState</text:span>(<text:span text:style-name="T4">false</text:span>);</text:p>
      <text:p text:style-name="P1"><text:span text:style-name="T4">const</text:span> [<text:span text:style-name="T5">loading</text:span>, <text:span text:style-name="T7">setLoading</text:span>] <text:span text:style-name="T6">=</text:span> <text:span text:style-name="T7">useState</text:span>(<text:span text:style-name="T4">false</text:span>);</text:p>
      <text:p text:style-name="P1"><text:span text:style-name="T4">const</text:span> [<text:span text:style-name="T5">message</text:span>, <text:span text:style-name="T7">setMessage</text:span>] <text:span text:style-name="T6">=</text:span> <text:span text:style-name="T7">useState</text:span>({ <text:span text:style-name="T2">text:</text:span> <text:span text:style-name="T3">''</text:span>, <text:span text:style-name="T2">type:</text:span> <text:span text:style-name="T3">''</text:span> });</text:p>
      <text:p text:style-name="P1"><text:span text:style-name="T4">const</text:span> [<text:span text:style-name="T5">chainId</text:span>, <text:span text:style-name="T7">setChainId</text:span>] <text:span text:style-name="T6">=</text:span> <text:span text:style-name="T7">useState</text:span>(<text:span text:style-name="T5">isTest</text:span> <text:span text:style-name="T6">?</text:span> <text:span text:style-name="T8">31337</text:span> <text:span text:style-name="T6">:</text:span> <text:span text:style-name="T4">null</text:span>);</text:p>
      <text:p text:style-name="P1"><text:span text:style-name="T4">const</text:span> [<text:span text:style-name="T5">reserveWarning</text:span>, <text:span text:style-name="T7">setReserveWarning</text:span>] <text:span text:style-name="T6">=</text:span> <text:span text:style-name="T7">useState</text:span>(<text:span text:style-name="T3">''</text:span>);</text:p>
      <text:p text:style-name="P1"><text:span text:style-name="T4">const</text:span> [<text:span text:style-name="T5">mintableMax</text:span>, <text:span text:style-name="T7">setMintableMax</text:span>] <text:span text:style-name="T6">=</text:span> <text:span text:style-name="T7">useState</text:span>(<text:span text:style-name="T3">'0'</text:span>);</text:p>
      <text:p text:style-name="P1"><text:span text:style-name="T4">const</text:span> [<text:span text:style-name="T5">progress</text:span>, <text:span text:style-name="T7">setProgress</text:span>] <text:span text:style-name="T6">=</text:span> <text:span text:style-name="T7">useState</text:span>(<text:span text:style-name="T8">0</text:span>);</text:p>
      <text:p text:style-name="P8"/>
      <text:p text:style-name="P3">// --- Network detection ---</text:p>
      <text:p text:style-name="P1"><text:span text:style-name="T7">useEffect</text:span>(() <text:span text:style-name="T4">=&gt;</text:span> {</text:p>
      <text:p text:style-name="P1"><text:span text:style-name="T1">if</text:span> (<text:span text:style-name="T5">isTest</text:span>) {</text:p>
      <text:p text:style-name="P1"><text:span text:style-name="T7">setChainId</text:span>(<text:span text:style-name="T8">31337</text:span>);</text:p>
      <text:p text:style-name="P1"><text:span text:style-name="T1">return</text:span>;</text:p>
      <text:p text:style-name="P1">}</text:p>
      <text:p text:style-name="P1"><text:soft-page-break/><text:span text:style-name="T1">if</text:span> (<text:span text:style-name="T6">!</text:span><text:span text:style-name="T2">window</text:span>.<text:span text:style-name="T2">ethereum</text:span>) <text:span text:style-name="T1">return</text:span>;</text:p>
      <text:p text:style-name="P1"><text:span text:style-name="T4">const</text:span> <text:span text:style-name="T5">raw</text:span> <text:span text:style-name="T6">=</text:span> <text:span text:style-name="T2">window</text:span>.<text:span text:style-name="T2">ethereum</text:span>.<text:span text:style-name="T2">chainId</text:span>;</text:p>
      <text:p text:style-name="P1"><text:span text:style-name="T1">if</text:span> (<text:span text:style-name="T5">raw</text:span> <text:span text:style-name="T6">!=</text:span> <text:span text:style-name="T4">null</text:span>) <text:span text:style-name="T7">setChainId</text:span>(<text:span text:style-name="T4">typeof</text:span> <text:span text:style-name="T5">raw</text:span> <text:span text:style-name="T6">===</text:span> <text:span text:style-name="T3">'string'</text:span> <text:span text:style-name="T6">?</text:span> <text:span text:style-name="T7">parseInt</text:span>(<text:span text:style-name="T5">raw</text:span>, <text:span text:style-name="T8">16</text:span>) <text:span text:style-name="T6">:</text:span> <text:span text:style-name="T5">raw</text:span>);</text:p>
      <text:p text:style-name="P1"><text:span text:style-name="T1">if</text:span> (<text:span text:style-name="T4">typeof</text:span> <text:span text:style-name="T2">window</text:span>.<text:span text:style-name="T2">ethereum</text:span>.<text:span text:style-name="T2">on</text:span> <text:span text:style-name="T6">===</text:span> <text:span text:style-name="T3">'function'</text:span>) {</text:p>
      <text:p text:style-name="P1"><text:span text:style-name="T2">window</text:span>.<text:span text:style-name="T2">ethereum</text:span>.<text:span text:style-name="T7">on</text:span>(<text:span text:style-name="T3">'chainChanged'</text:span>, (<text:span text:style-name="T2">hex</text:span>) <text:span text:style-name="T4">=&gt;</text:span> <text:span text:style-name="T7">setChainId</text:span>(<text:span text:style-name="T7">parseInt</text:span>(<text:span text:style-name="T2">hex</text:span>, <text:span text:style-name="T8">16</text:span>)));</text:p>
      <text:p text:style-name="P1">}</text:p>
      <text:p text:style-name="P1">}, [<text:span text:style-name="T5">isTest</text:span>]);</text:p>
      <text:p text:style-name="P8"/>
      <text:p text:style-name="P1"><text:span text:style-name="T4">const</text:span> <text:span text:style-name="T5">isNetworkAllowed</text:span> <text:span text:style-name="T6">=</text:span> <text:span text:style-name="T5">chainId</text:span> <text:span text:style-name="T6">===</text:span> <text:span text:style-name="T8">31337</text:span>;</text:p>
      <text:p text:style-name="P8"/>
      <text:p text:style-name="P3">// --- Provider setup (Csak a valódi környezetben) ---</text:p>
      <text:p text:style-name="P1"><text:span text:style-name="T7">useEffect</text:span>(() <text:span text:style-name="T4">=&gt;</text:span> {</text:p>
      <text:p text:style-name="P1"><text:span text:style-name="T1">if</text:span> (<text:span text:style-name="T6">!</text:span><text:span text:style-name="T5">isTest</text:span>) {</text:p>
      <text:p text:style-name="P1"><text:span text:style-name="T1">if</text:span> (<text:span text:style-name="T2">window</text:span>.<text:span text:style-name="T2">ethereum</text:span> <text:span text:style-name="T6">&amp;&amp;</text:span> <text:span text:style-name="T2">window</text:span>.<text:span text:style-name="T2">ethereum</text:span>.<text:span text:style-name="T2">request</text:span>) {</text:p>
      <text:p text:style-name="P1"><text:span text:style-name="T4">const</text:span> <text:span text:style-name="T5">prov</text:span> <text:span text:style-name="T6">=</text:span> <text:span text:style-name="T4">new</text:span> <text:span text:style-name="T2">ethers</text:span>.<text:span text:style-name="T2">providers</text:span>.<text:span text:style-name="T9">Web3Provider</text:span>(<text:span text:style-name="T2">window</text:span>.<text:span text:style-name="T2">ethereum</text:span>);</text:p>
      <text:p text:style-name="P1"><text:span text:style-name="T7">setProvider</text:span>(<text:span text:style-name="T5">prov</text:span>);</text:p>
      <text:p text:style-name="P1"><text:span text:style-name="T7">fetchChainData</text:span>(<text:span text:style-name="T5">prov</text:span>);</text:p>
      <text:p text:style-name="P1">} <text:span text:style-name="T1">else</text:span> {</text:p>
      <text:p text:style-name="P1"><text:span text:style-name="T7">setMessage</text:span>({ <text:span text:style-name="T2">text:</text:span> <text:span text:style-name="T3">'MetaMask not detected'</text:span>, <text:span text:style-name="T2">type:</text:span> <text:span text:style-name="T3">'error'</text:span> });</text:p>
      <text:p text:style-name="P1">}</text:p>
      <text:p text:style-name="P1">}</text:p>
      <text:p text:style-name="P1">}, [<text:span text:style-name="T5">isTest</text:span>]);</text:p>
      <text:p text:style-name="P8"/>
      <text:p text:style-name="P3">// --- Connect wallet (Cypress és prod mód) ---</text:p>
      <text:p text:style-name="P1"><text:span text:style-name="T4">async</text:span> <text:span text:style-name="T4">function</text:span> <text:span text:style-name="T7">connectWallet</text:span>() {</text:p>
      <text:p text:style-name="P1"><text:span text:style-name="T1">if</text:span> (<text:span text:style-name="T5">isTest</text:span>) {</text:p>
      <text:p text:style-name="P3">// Cypress alatt csak itt állítjuk be a mock-fiókot</text:p>
      <text:p text:style-name="P1"><text:span text:style-name="T7">setAccount</text:span>(<text:span text:style-name="T5">CYPRESS_TEST_ACCOUNT</text:span>);</text:p>
      <text:p text:style-name="P1"><text:span text:style-name="T7">setIsOwner</text:span>(<text:span text:style-name="T4">true</text:span>);</text:p>
      <text:p text:style-name="P1"><text:span text:style-name="T7">setBalance</text:span>(<text:span text:style-name="T3">'0'</text:span>);</text:p>
      <text:p text:style-name="P1"><text:span text:style-name="T7">setPoReserve</text:span>(<text:span text:style-name="T3">'1000000000000000000'</text:span>);</text:p>
      <text:p text:style-name="P1"><text:span text:style-name="T7">setTotalSupply</text:span>(<text:span text:style-name="T3">'0'</text:span>);</text:p>
      <text:p text:style-name="P1"><text:span text:style-name="T7">setMintableMax</text:span>(<text:span text:style-name="T3">'1000000'</text:span>);</text:p>
      <text:p text:style-name="P1"><text:span text:style-name="T7">setProgress</text:span>(<text:span text:style-name="T8">0</text:span>);</text:p>
      <text:p text:style-name="P1"><text:span text:style-name="T7">setMessage</text:span>({ <text:span text:style-name="T2">text:</text:span> <text:span text:style-name="T3">'Wallet connected (mock)'</text:span>, <text:span text:style-name="T2">type:</text:span> <text:span text:style-name="T3">'success'</text:span> });</text:p>
      <text:p text:style-name="P1"><text:span text:style-name="T7">setTimeout</text:span>(() <text:span text:style-name="T4">=&gt;</text:span> <text:span text:style-name="T7">setMessage</text:span>({ <text:span text:style-name="T2">text:</text:span> <text:span text:style-name="T3">''</text:span>, <text:span text:style-name="T2">type:</text:span> <text:span text:style-name="T3">''</text:span> }), <text:span text:style-name="T8">2000</text:span>);</text:p>
      <text:p text:style-name="P1"><text:span text:style-name="T1">return</text:span>;</text:p>
      <text:p text:style-name="P1">}</text:p>
      <text:p text:style-name="P1"><text:span text:style-name="T1">try</text:span> {</text:p>
      <text:p text:style-name="P1"><text:span text:style-name="T7">setLoading</text:span>(<text:span text:style-name="T4">true</text:span>);</text:p>
      <text:p text:style-name="P1"><text:span text:style-name="T4">const</text:span> <text:span text:style-name="T5">accounts</text:span> <text:span text:style-name="T6">=</text:span> <text:span text:style-name="T1">await</text:span> <text:span text:style-name="T5">provider</text:span>.<text:span text:style-name="T7">send</text:span>(<text:span text:style-name="T3">'eth_requestAccounts'</text:span>, []);</text:p>
      <text:p text:style-name="P1"><text:span text:style-name="T4">const</text:span> <text:span text:style-name="T5">user</text:span> <text:span text:style-name="T6">=</text:span> <text:span text:style-name="T5">accounts</text:span>[<text:span text:style-name="T8">0</text:span>];</text:p>
      <text:p text:style-name="P1"><text:span text:style-name="T7">setAccount</text:span>(<text:span text:style-name="T5">user</text:span>);</text:p>
      <text:p text:style-name="P8"/>
      <text:p text:style-name="P1"><text:span text:style-name="T4">const</text:span> <text:span text:style-name="T5">newSigner</text:span> <text:span text:style-name="T6">=</text:span> <text:span text:style-name="T5">provider</text:span>.<text:span text:style-name="T7">getSigner</text:span>();</text:p>
      <text:p text:style-name="P1"><text:span text:style-name="T7">setSigner</text:span>(<text:span text:style-name="T5">newSigner</text:span>);</text:p>
      <text:p text:style-name="P8"/>
      <text:p text:style-name="P1"><text:span text:style-name="T4">const</text:span> <text:span text:style-name="T5">token</text:span> <text:span text:style-name="T6">=</text:span> <text:span text:style-name="T4">new</text:span> <text:span text:style-name="T2">ethers</text:span>.<text:span text:style-name="T9">Contract</text:span>(<text:span text:style-name="T5">CONTRACT_ADDRESS</text:span>, <text:span text:style-name="T5">TOKEN_ABI</text:span>, <text:span text:style-name="T5">provider</text:span>);</text:p>
      <text:p text:style-name="P1"><text:span text:style-name="T4">const</text:span> <text:span text:style-name="T5">ownerAddress</text:span> <text:span text:style-name="T6">=</text:span> <text:span text:style-name="T1">await</text:span> <text:span text:style-name="T5">token</text:span>.<text:span text:style-name="T7">owner</text:span>();</text:p>
      <text:p text:style-name="P1"><text:span text:style-name="T7">setIsOwner</text:span>(<text:span text:style-name="T5">ownerAddress</text:span>.<text:span text:style-name="T7">toLowerCase</text:span>() <text:span text:style-name="T6">===</text:span> <text:span text:style-name="T5">user</text:span>.<text:span text:style-name="T7">toLowerCase</text:span>());</text:p>
      <text:p text:style-name="P8"><text:soft-page-break/></text:p>
      <text:p text:style-name="P1"><text:span text:style-name="T1">await</text:span> <text:span text:style-name="T7">fetchChainData</text:span>(<text:span text:style-name="T5">provider</text:span>, <text:span text:style-name="T5">user</text:span>);</text:p>
      <text:p text:style-name="P1"><text:span text:style-name="T7">setMessage</text:span>({ <text:span text:style-name="T2">text:</text:span> <text:span text:style-name="T3">'Wallet connected'</text:span>, <text:span text:style-name="T2">type:</text:span> <text:span text:style-name="T3">'success'</text:span> });</text:p>
      <text:p text:style-name="P1">} <text:span text:style-name="T1">catch</text:span> (<text:span text:style-name="T2">e</text:span>) {</text:p>
      <text:p text:style-name="P1"><text:span text:style-name="T7">setMessage</text:span>({ <text:span text:style-name="T2">text:</text:span> <text:span text:style-name="T3">'Connection failed'</text:span>, <text:span text:style-name="T2">type:</text:span> <text:span text:style-name="T3">'error'</text:span> });</text:p>
      <text:p text:style-name="P1">} <text:span text:style-name="T1">finally</text:span> {</text:p>
      <text:p text:style-name="P1"><text:span text:style-name="T7">setLoading</text:span>(<text:span text:style-name="T4">false</text:span>);</text:p>
      <text:p text:style-name="P1"><text:span text:style-name="T7">setTimeout</text:span>(() <text:span text:style-name="T4">=&gt;</text:span> <text:span text:style-name="T7">setMessage</text:span>({ <text:span text:style-name="T2">text:</text:span> <text:span text:style-name="T3">''</text:span>, <text:span text:style-name="T2">type:</text:span> <text:span text:style-name="T3">''</text:span> }), <text:span text:style-name="T8">2000</text:span>);</text:p>
      <text:p text:style-name="P1">}</text:p>
      <text:p text:style-name="P1">}</text:p>
      <text:p text:style-name="P8"/>
      <text:p text:style-name="P3">// --- Chain data lekérése ---</text:p>
      <text:p text:style-name="P1"><text:span text:style-name="T4">async</text:span> <text:span text:style-name="T4">function</text:span> <text:span text:style-name="T7">fetchChainData</text:span>(<text:span text:style-name="T2">_provider</text:span> <text:span text:style-name="T6">=</text:span> <text:span text:style-name="T5">provider</text:span>, <text:span text:style-name="T2">addr</text:span> <text:span text:style-name="T6">=</text:span> <text:span text:style-name="T5">account</text:span>) {</text:p>
      <text:p text:style-name="P1"><text:span text:style-name="T1">try</text:span> {</text:p>
      <text:p text:style-name="P1"><text:span text:style-name="T4">const</text:span> <text:span text:style-name="T5">token</text:span> <text:span text:style-name="T6">=</text:span> <text:span text:style-name="T4">new</text:span> <text:span text:style-name="T2">ethers</text:span>.<text:span text:style-name="T9">Contract</text:span>(<text:span text:style-name="T5">CONTRACT_ADDRESS</text:span>, <text:span text:style-name="T5">TOKEN_ABI</text:span>, <text:span text:style-name="T2">_provider</text:span>);</text:p>
      <text:p text:style-name="P1"><text:span text:style-name="T4">const</text:span> <text:span text:style-name="T5">feed</text:span> <text:span text:style-name="T6">=</text:span> <text:span text:style-name="T4">new</text:span> <text:span text:style-name="T2">ethers</text:span>.<text:span text:style-name="T9">Contract</text:span>(<text:span text:style-name="T5">FEED_ADDRESS</text:span>, <text:span text:style-name="T5">FEED_ABI</text:span>, <text:span text:style-name="T2">_provider</text:span>);</text:p>
      <text:p text:style-name="P1"><text:span text:style-name="T4">const</text:span> [<text:span text:style-name="T5">bal</text:span>, <text:span text:style-name="T5">reserve</text:span>, <text:span text:style-name="T5">supply</text:span>] <text:span text:style-name="T6">=</text:span> <text:span text:style-name="T1">await</text:span> <text:span text:style-name="T9">Promise</text:span>.<text:span text:style-name="T7">all</text:span>([</text:p>
      <text:p text:style-name="P1"><text:span text:style-name="T2">addr</text:span> <text:span text:style-name="T6">?</text:span> <text:span text:style-name="T5">token</text:span>.<text:span text:style-name="T7">balanceOf</text:span>(<text:span text:style-name="T2">addr</text:span>) <text:span text:style-name="T6">:</text:span> <text:span text:style-name="T2">ethers</text:span>.<text:span text:style-name="T9">BigNumber</text:span>.<text:span text:style-name="T7">from</text:span>(<text:span text:style-name="T8">0</text:span>),</text:p>
      <text:p text:style-name="P1"><text:span text:style-name="T5">feed</text:span>.<text:span text:style-name="T7">getReserve</text:span>(),</text:p>
      <text:p text:style-name="P1"><text:span text:style-name="T5">token</text:span>.<text:span text:style-name="T7">totalSupply</text:span>(),</text:p>
      <text:p text:style-name="P1">]);</text:p>
      <text:p text:style-name="P1"><text:span text:style-name="T7">setBalance</text:span>(<text:span text:style-name="T2">ethers</text:span>.<text:span text:style-name="T2">utils</text:span>.<text:span text:style-name="T7">formatUnits</text:span>(<text:span text:style-name="T5">bal</text:span>, <text:span text:style-name="T8">18</text:span>));</text:p>
      <text:p text:style-name="P1"><text:span text:style-name="T7">setPoReserve</text:span>(<text:span text:style-name="T2">reserve</text:span>.<text:span text:style-name="T7">toString</text:span>());</text:p>
      <text:p text:style-name="P1"><text:span text:style-name="T7">setTotalSupply</text:span>(<text:span text:style-name="T2">ethers</text:span>.<text:span text:style-name="T2">utils</text:span>.<text:span text:style-name="T7">formatUnits</text:span>(<text:span text:style-name="T2">supply</text:span>, <text:span text:style-name="T8">18</text:span>));</text:p>
      <text:p text:style-name="P1"><text:span text:style-name="T4">const</text:span> <text:span text:style-name="T5">maxMint</text:span> <text:span text:style-name="T6">=</text:span> <text:span text:style-name="T2">Math</text:span>.<text:span text:style-name="T7">max</text:span>(</text:p>
      <text:p text:style-name="P1"><text:span text:style-name="T8">0</text:span>,</text:p>
      <text:p text:style-name="P1"><text:span text:style-name="T7">parseFloat</text:span>(<text:span text:style-name="T2">ethers</text:span>.<text:span text:style-name="T2">utils</text:span>.<text:span text:style-name="T7">formatUnits</text:span>(<text:span text:style-name="T2">reserve</text:span>, <text:span text:style-name="T8">18</text:span>)) <text:span text:style-name="T6">-</text:span></text:p>
      <text:p text:style-name="P1"><text:span text:style-name="T7">parseFloat</text:span>(<text:span text:style-name="T2">ethers</text:span>.<text:span text:style-name="T2">utils</text:span>.<text:span text:style-name="T7">formatUnits</text:span>(<text:span text:style-name="T2">supply</text:span>, <text:span text:style-name="T8">18</text:span>))</text:p>
      <text:p text:style-name="P1">);</text:p>
      <text:p text:style-name="P1"><text:span text:style-name="T7">setMintableMax</text:span>(<text:span text:style-name="T2">maxMint</text:span>.<text:span text:style-name="T7">toString</text:span>());</text:p>
      <text:p text:style-name="P8"/>
      <text:p text:style-name="P3">// --- Reserve warning logic ---</text:p>
      <text:p text:style-name="P1"><text:span text:style-name="T4">const</text:span> <text:span text:style-name="T5">reserveNum</text:span> <text:span text:style-name="T6">=</text:span> <text:span text:style-name="T7">parseFloat</text:span>(<text:span text:style-name="T2">ethers</text:span>.<text:span text:style-name="T2">utils</text:span>.<text:span text:style-name="T7">formatUnits</text:span>(<text:span text:style-name="T2">reserve</text:span>, <text:span text:style-name="T8">18</text:span>));</text:p>
      <text:p text:style-name="P1"><text:span text:style-name="T4">const</text:span> <text:span text:style-name="T5">supplyNum</text:span> <text:span text:style-name="T6">=</text:span> <text:span text:style-name="T7">parseFloat</text:span>(<text:span text:style-name="T2">ethers</text:span>.<text:span text:style-name="T2">utils</text:span>.<text:span text:style-name="T7">formatUnits</text:span>(<text:span text:style-name="T2">supply</text:span>, <text:span text:style-name="T8">18</text:span>));</text:p>
      <text:p text:style-name="P1"><text:span text:style-name="T1">if</text:span> (<text:span text:style-name="T2">reserveNum</text:span> <text:span text:style-name="T6">&gt;</text:span> <text:span text:style-name="T8">0</text:span> <text:span text:style-name="T6">&amp;&amp;</text:span> <text:span text:style-name="T2">supplyNum</text:span> <text:span text:style-name="T6">/</text:span> <text:span text:style-name="T2">reserveNum</text:span> <text:span text:style-name="T6">&gt;</text:span> <text:span text:style-name="T8">0.9</text:span>) {</text:p>
      <text:p text:style-name="P1"><text:span text:style-name="T7">setReserveWarning</text:span>(</text:p>
      <text:p text:style-name="P4">"Warning: Reserve is almost depleted. Only a small amount of SATSTD can be minted!"</text:p>
      <text:p text:style-name="P1">);</text:p>
      <text:p text:style-name="P1">} <text:span text:style-name="T1">else</text:span> {</text:p>
      <text:p text:style-name="P1"><text:span text:style-name="T7">setReserveWarning</text:span>(<text:span text:style-name="T3">''</text:span>);</text:p>
      <text:p text:style-name="P1">}</text:p>
      <text:p text:style-name="P8"/>
      <text:p text:style-name="P1"><text:span text:style-name="T7">setProgress</text:span>(</text:p>
      <text:p text:style-name="P1"><text:span text:style-name="T2">reserveNum</text:span> <text:span text:style-name="T6">&gt;</text:span> <text:span text:style-name="T8">0</text:span> <text:span text:style-name="T6">?</text:span> <text:span text:style-name="T2">Math</text:span>.<text:span text:style-name="T7">min</text:span>(<text:span text:style-name="T8">100</text:span>, (<text:span text:style-name="T2">supplyNum</text:span> <text:span text:style-name="T6">/</text:span> <text:span text:style-name="T2">reserveNum</text:span>) <text:span text:style-name="T6">*</text:span> <text:span text:style-name="T8">100</text:span>) <text:span text:style-name="T6">:</text:span> <text:span text:style-name="T8">0</text:span></text:p>
      <text:p text:style-name="P1">);</text:p>
      <text:p text:style-name="P1">} <text:span text:style-name="T1">catch</text:span> (<text:span text:style-name="T2">e</text:span>) {</text:p>
      <text:p text:style-name="P1"><text:span text:style-name="T7">setReserveWarning</text:span>(<text:span text:style-name="T3">''</text:span>);</text:p>
      <text:p text:style-name="P1">}</text:p>
      <text:p text:style-name="P1">}</text:p>
      <text:p text:style-name="P8"/>
      <text:p text:style-name="P3"><text:soft-page-break/>// --- Mint ---</text:p>
      <text:p text:style-name="P1"><text:span text:style-name="T4">async</text:span> <text:span text:style-name="T4">function</text:span> <text:span text:style-name="T7">handleMint</text:span>() {</text:p>
      <text:p text:style-name="P1"><text:span text:style-name="T1">if</text:span> (<text:span text:style-name="T6">!</text:span><text:span text:style-name="T2">isNetworkAllowed</text:span> <text:span text:style-name="T6">&amp;&amp;</text:span> <text:span text:style-name="T6">!</text:span><text:span text:style-name="T2">isTest</text:span>) <text:span text:style-name="T1">return</text:span>;</text:p>
      <text:p text:style-name="P1"><text:span text:style-name="T4">const</text:span> <text:span text:style-name="T5">amount</text:span> <text:span text:style-name="T6">=</text:span> <text:span text:style-name="T7">parseFloat</text:span>(<text:span text:style-name="T2">mintAmount</text:span> <text:span text:style-name="T6">||</text:span> <text:span text:style-name="T3">'0'</text:span>);</text:p>
      <text:p text:style-name="P1"><text:span text:style-name="T1">if</text:span> (<text:span text:style-name="T2">amount</text:span> <text:span text:style-name="T6">&gt;</text:span> <text:span text:style-name="T7">parseFloat</text:span>(<text:span text:style-name="T2">mintableMax</text:span>)) {</text:p>
      <text:p text:style-name="P1"><text:span text:style-name="T7">setMessage</text:span>({ <text:span text:style-name="T2">text:</text:span> <text:span text:style-name="T3">'Cannot mint more than the available BTC reserve.'</text:span>, <text:span text:style-name="T2">type:</text:span> <text:span text:style-name="T3">'error'</text:span> });</text:p>
      <text:p text:style-name="P1"><text:span text:style-name="T1">return</text:span>;</text:p>
      <text:p text:style-name="P1">}</text:p>
      <text:p text:style-name="P1"><text:span text:style-name="T1">try</text:span> {</text:p>
      <text:p text:style-name="P1"><text:span text:style-name="T7">setLoading</text:span>(<text:span text:style-name="T4">true</text:span>);</text:p>
      <text:p text:style-name="P1"><text:span text:style-name="T7">setMessage</text:span>({ <text:span text:style-name="T2">text:</text:span> <text:span text:style-name="T3">'Processing mint...'</text:span>, <text:span text:style-name="T2">type:</text:span> <text:span text:style-name="T3">'info'</text:span> });</text:p>
      <text:p text:style-name="P1"><text:span text:style-name="T1">if</text:span> (<text:span text:style-name="T2">isTest</text:span>) {</text:p>
      <text:p text:style-name="P1"><text:span text:style-name="T7">setBalance</text:span>((<text:span text:style-name="T2">b</text:span>) <text:span text:style-name="T4">=&gt;</text:span> (<text:span text:style-name="T7">parseFloat</text:span>(<text:span text:style-name="T2">b</text:span>) <text:span text:style-name="T6">+</text:span> <text:span text:style-name="T2">amount</text:span>).<text:span text:style-name="T7">toString</text:span>());</text:p>
      <text:p text:style-name="P1"><text:span text:style-name="T7">setTotalSupply</text:span>((<text:span text:style-name="T2">s</text:span>) <text:span text:style-name="T4">=&gt;</text:span> (<text:span text:style-name="T7">parseFloat</text:span>(<text:span text:style-name="T2">s</text:span>) <text:span text:style-name="T6">+</text:span> <text:span text:style-name="T2">amount</text:span>).<text:span text:style-name="T7">toString</text:span>());</text:p>
      <text:p text:style-name="P1"><text:span text:style-name="T7">setMintableMax</text:span>((<text:span text:style-name="T2">m</text:span>) <text:span text:style-name="T4">=&gt;</text:span> (<text:span text:style-name="T7">parseFloat</text:span>(<text:span text:style-name="T2">m</text:span>) <text:span text:style-name="T6">-</text:span> <text:span text:style-name="T2">amount</text:span>).<text:span text:style-name="T7">toString</text:span>());</text:p>
      <text:p text:style-name="P8"/>
      <text:p text:style-name="P3">// Reserve warning logic after mint</text:p>
      <text:p text:style-name="P1"><text:span text:style-name="T4">const</text:span> <text:span text:style-name="T5">nextSupply</text:span> <text:span text:style-name="T6">=</text:span> <text:span text:style-name="T7">parseFloat</text:span>(<text:span text:style-name="T2">totalSupply</text:span>) <text:span text:style-name="T6">+</text:span> <text:span text:style-name="T2">amount</text:span>;</text:p>
      <text:p text:style-name="P1"><text:span text:style-name="T4">const</text:span> <text:span text:style-name="T5">reserveNum</text:span> <text:span text:style-name="T6">=</text:span> <text:span text:style-name="T7">parseFloat</text:span>(<text:span text:style-name="T2">poReserve</text:span>) <text:span text:style-name="T6">/</text:span> <text:span text:style-name="T8">1e18</text:span>;</text:p>
      <text:p text:style-name="P1"><text:span text:style-name="T1">if</text:span> (<text:span text:style-name="T2">reserveNum</text:span> <text:span text:style-name="T6">&gt;</text:span> <text:span text:style-name="T8">0</text:span> <text:span text:style-name="T6">&amp;&amp;</text:span> <text:span text:style-name="T2">nextSupply</text:span> <text:span text:style-name="T6">/</text:span> <text:span text:style-name="T2">reserveNum</text:span> <text:span text:style-name="T6">&gt;</text:span> <text:span text:style-name="T8">0.9</text:span>) {</text:p>
      <text:p text:style-name="P1"><text:span text:style-name="T7">setReserveWarning</text:span>(</text:p>
      <text:p text:style-name="P4">"Warning: Reserve is almost depleted. Only a small amount of SATSTD can be minted!"</text:p>
      <text:p text:style-name="P1">);</text:p>
      <text:p text:style-name="P1">} <text:span text:style-name="T1">else</text:span> {</text:p>
      <text:p text:style-name="P1"><text:span text:style-name="T7">setReserveWarning</text:span>(<text:span text:style-name="T3">''</text:span>);</text:p>
      <text:p text:style-name="P1">}</text:p>
      <text:p text:style-name="P8"/>
      <text:p text:style-name="P1"><text:span text:style-name="T7">setMessage</text:span>({ <text:span text:style-name="T2">text:</text:span> <text:span text:style-name="T3">`Minted </text:span><text:span text:style-name="T4">${</text:span><text:span text:style-name="T2">mintAmount</text:span><text:span text:style-name="T4">}</text:span><text:span text:style-name="T3"> SATSTD`</text:span>, <text:span text:style-name="T2">type:</text:span> <text:span text:style-name="T3">'success'</text:span> });</text:p>
      <text:p text:style-name="P1"><text:span text:style-name="T7">setMintAmount</text:span>(<text:span text:style-name="T3">''</text:span>);</text:p>
      <text:p text:style-name="P1"><text:span text:style-name="T7">setTimeout</text:span>(() <text:span text:style-name="T4">=&gt;</text:span> <text:span text:style-name="T7">setMessage</text:span>({ <text:span text:style-name="T2">text:</text:span> <text:span text:style-name="T3">''</text:span>, <text:span text:style-name="T2">type:</text:span> <text:span text:style-name="T3">''</text:span> }), <text:span text:style-name="T8">2000</text:span>);</text:p>
      <text:p text:style-name="P1"><text:span text:style-name="T7">setLoading</text:span>(<text:span text:style-name="T4">false</text:span>);</text:p>
      <text:p text:style-name="P1"><text:span text:style-name="T1">return</text:span>;</text:p>
      <text:p text:style-name="P1">}</text:p>
      <text:p text:style-name="P1"><text:span text:style-name="T4">const</text:span> <text:span text:style-name="T5">token</text:span> <text:span text:style-name="T6">=</text:span> <text:span text:style-name="T4">new</text:span> <text:span text:style-name="T2">ethers</text:span>.<text:span text:style-name="T7">Contract</text:span>(<text:span text:style-name="T5">CONTRACT_ADDRESS</text:span>, <text:span text:style-name="T5">TOKEN_ABI</text:span>, <text:span text:style-name="T2">signer</text:span>);</text:p>
      <text:p text:style-name="P1"><text:span text:style-name="T4">const</text:span> <text:span text:style-name="T5">amt</text:span> <text:span text:style-name="T6">=</text:span> <text:span text:style-name="T2">ethers</text:span>.<text:span text:style-name="T2">utils</text:span>.<text:span text:style-name="T7">parseUnits</text:span>(<text:span text:style-name="T2">mintAmount</text:span> <text:span text:style-name="T6">||</text:span> <text:span text:style-name="T3">'0'</text:span>, <text:span text:style-name="T8">18</text:span>);</text:p>
      <text:p text:style-name="P1"><text:span text:style-name="T4">const</text:span> <text:span text:style-name="T5">tx</text:span> <text:span text:style-name="T6">=</text:span> <text:span text:style-name="T1">await</text:span> <text:span text:style-name="T2">token</text:span>.<text:span text:style-name="T7">mint</text:span>(<text:span text:style-name="T2">account</text:span>, <text:span text:style-name="T2">amt</text:span>);</text:p>
      <text:p text:style-name="P1"><text:span text:style-name="T1">await</text:span> <text:span text:style-name="T2">tx</text:span>.<text:span text:style-name="T7">wait</text:span>();</text:p>
      <text:p text:style-name="P1"><text:span text:style-name="T1">await</text:span> <text:span text:style-name="T7">fetchChainData</text:span>();</text:p>
      <text:p text:style-name="P1"><text:span text:style-name="T7">setMessage</text:span>({ <text:span text:style-name="T2">text:</text:span> <text:span text:style-name="T3">`Minted </text:span><text:span text:style-name="T4">${</text:span><text:span text:style-name="T2">mintAmount</text:span><text:span text:style-name="T4">}</text:span><text:span text:style-name="T3"> SATSTD`</text:span>, <text:span text:style-name="T2">type:</text:span> <text:span text:style-name="T3">'success'</text:span> });</text:p>
      <text:p text:style-name="P1"><text:span text:style-name="T7">setMintAmount</text:span>(<text:span text:style-name="T3">''</text:span>);</text:p>
      <text:p text:style-name="P1">} <text:span text:style-name="T1">catch</text:span> (<text:span text:style-name="T2">e</text:span>) {</text:p>
      <text:p text:style-name="P1"><text:span text:style-name="T7">setMessage</text:span>({ <text:span text:style-name="T2">text:</text:span> <text:span text:style-name="T3">'Mint failed'</text:span>, <text:span text:style-name="T2">type:</text:span> <text:span text:style-name="T3">'error'</text:span> });</text:p>
      <text:p text:style-name="P1">} <text:span text:style-name="T1">finally</text:span> {</text:p>
      <text:p text:style-name="P1"><text:span text:style-name="T7">setLoading</text:span>(<text:span text:style-name="T4">false</text:span>);</text:p>
      <text:p text:style-name="P1"><text:span text:style-name="T7">setTimeout</text:span>(() <text:span text:style-name="T4">=&gt;</text:span> <text:span text:style-name="T7">setMessage</text:span>({ <text:span text:style-name="T2">text:</text:span> <text:span text:style-name="T3">''</text:span>, <text:span text:style-name="T2">type:</text:span> <text:span text:style-name="T3">''</text:span> }), <text:span text:style-name="T8">2000</text:span>);</text:p>
      <text:p text:style-name="P1">}</text:p>
      <text:p text:style-name="P1">}</text:p>
      <text:p text:style-name="P8"/>
      <text:p text:style-name="P3">// --- Burn ---</text:p>
      <text:p text:style-name="P1"><text:span text:style-name="T4">async</text:span> <text:span text:style-name="T4">function</text:span> <text:span text:style-name="T7">handleBurn</text:span>() {</text:p>
      <text:p text:style-name="P1"><text:soft-page-break/><text:span text:style-name="T1">if</text:span> (<text:span text:style-name="T6">!</text:span><text:span text:style-name="T2">isNetworkAllowed</text:span> <text:span text:style-name="T6">&amp;&amp;</text:span> <text:span text:style-name="T6">!</text:span><text:span text:style-name="T2">isTest</text:span>) <text:span text:style-name="T1">return</text:span>;</text:p>
      <text:p text:style-name="P1"><text:span text:style-name="T4">const</text:span> <text:span text:style-name="T5">amount</text:span> <text:span text:style-name="T6">=</text:span> <text:span text:style-name="T7">parseFloat</text:span>(<text:span text:style-name="T2">burnAmount</text:span> <text:span text:style-name="T6">||</text:span> <text:span text:style-name="T3">'0'</text:span>);</text:p>
      <text:p text:style-name="P1"><text:span text:style-name="T1">if</text:span> (<text:span text:style-name="T2">amount</text:span> <text:span text:style-name="T6">&gt;</text:span> <text:span text:style-name="T7">parseFloat</text:span>(<text:span text:style-name="T2">balance</text:span>)) {</text:p>
      <text:p text:style-name="P1"><text:span text:style-name="T7">setMessage</text:span>({ <text:span text:style-name="T2">text:</text:span> <text:span text:style-name="T3">'You do not have enough tokens to burn.'</text:span>, <text:span text:style-name="T2">type:</text:span> <text:span text:style-name="T3">'error'</text:span> });</text:p>
      <text:p text:style-name="P1"><text:span text:style-name="T1">return</text:span>;</text:p>
      <text:p text:style-name="P1">}</text:p>
      <text:p text:style-name="P1"><text:span text:style-name="T1">try</text:span> {</text:p>
      <text:p text:style-name="P1"><text:span text:style-name="T7">setLoading</text:span>(<text:span text:style-name="T4">true</text:span>);</text:p>
      <text:p text:style-name="P1"><text:span text:style-name="T7">setMessage</text:span>({ <text:span text:style-name="T2">text:</text:span> <text:span text:style-name="T3">'Processing burn...'</text:span>, <text:span text:style-name="T2">type:</text:span> <text:span text:style-name="T3">'info'</text:span> });</text:p>
      <text:p text:style-name="P1"><text:span text:style-name="T1">if</text:span> (<text:span text:style-name="T2">isTest</text:span>) {</text:p>
      <text:p text:style-name="P1"><text:span text:style-name="T7">setBalance</text:span>((<text:span text:style-name="T2">b</text:span>) <text:span text:style-name="T4">=&gt;</text:span> (<text:span text:style-name="T7">parseFloat</text:span>(<text:span text:style-name="T2">b</text:span>) <text:span text:style-name="T6">-</text:span> <text:span text:style-name="T2">amount</text:span>).<text:span text:style-name="T7">toString</text:span>());</text:p>
      <text:p text:style-name="P1"><text:span text:style-name="T7">setTotalSupply</text:span>((<text:span text:style-name="T2">s</text:span>) <text:span text:style-name="T4">=&gt;</text:span> (<text:span text:style-name="T7">parseFloat</text:span>(<text:span text:style-name="T2">s</text:span>) <text:span text:style-name="T6">-</text:span> <text:span text:style-name="T2">amount</text:span>).<text:span text:style-name="T7">toString</text:span>());</text:p>
      <text:p text:style-name="P1"><text:span text:style-name="T7">setMintableMax</text:span>((<text:span text:style-name="T2">m</text:span>) <text:span text:style-name="T4">=&gt;</text:span> (<text:span text:style-name="T7">parseFloat</text:span>(<text:span text:style-name="T2">m</text:span>) <text:span text:style-name="T6">+</text:span> <text:span text:style-name="T2">amount</text:span>).<text:span text:style-name="T7">toString</text:span>());</text:p>
      <text:p text:style-name="P8"/>
      <text:p text:style-name="P3">// Reserve warning logic after burn</text:p>
      <text:p text:style-name="P1"><text:span text:style-name="T4">const</text:span> <text:span text:style-name="T5">nextSupply</text:span> <text:span text:style-name="T6">=</text:span> <text:span text:style-name="T7">parseFloat</text:span>(<text:span text:style-name="T2">totalSupply</text:span>) <text:span text:style-name="T6">-</text:span> <text:span text:style-name="T2">amount</text:span>;</text:p>
      <text:p text:style-name="P1"><text:span text:style-name="T4">const</text:span> <text:span text:style-name="T5">reserveNum</text:span> <text:span text:style-name="T6">=</text:span> <text:span text:style-name="T7">parseFloat</text:span>(<text:span text:style-name="T2">poReserve</text:span>) <text:span text:style-name="T6">/</text:span> <text:span text:style-name="T8">1e18</text:span>;</text:p>
      <text:p text:style-name="P1"><text:span text:style-name="T1">if</text:span> (<text:span text:style-name="T2">reserveNum</text:span> <text:span text:style-name="T6">&gt;</text:span> <text:span text:style-name="T8">0</text:span> <text:span text:style-name="T6">&amp;&amp;</text:span> <text:span text:style-name="T2">nextSupply</text:span> <text:span text:style-name="T6">/</text:span> <text:span text:style-name="T2">reserveNum</text:span> <text:span text:style-name="T6">&gt;</text:span> <text:span text:style-name="T8">0.9</text:span>) {</text:p>
      <text:p text:style-name="P1"><text:span text:style-name="T7">setReserveWarning</text:span>(</text:p>
      <text:p text:style-name="P4">"Warning: Reserve is almost depleted. Only a small amount of SATSTD can be minted!"</text:p>
      <text:p text:style-name="P1">);</text:p>
      <text:p text:style-name="P1">} <text:span text:style-name="T1">else</text:span> {</text:p>
      <text:p text:style-name="P1"><text:span text:style-name="T7">setReserveWarning</text:span>(<text:span text:style-name="T3">''</text:span>);</text:p>
      <text:p text:style-name="P1">}</text:p>
      <text:p text:style-name="P8"/>
      <text:p text:style-name="P1"><text:span text:style-name="T7">setMessage</text:span>({ <text:span text:style-name="T2">text:</text:span> <text:span text:style-name="T3">`Burned </text:span><text:span text:style-name="T4">${</text:span><text:span text:style-name="T2">burnAmount</text:span><text:span text:style-name="T4">}</text:span><text:span text:style-name="T3"> SATSTD`</text:span>, <text:span text:style-name="T2">type:</text:span> <text:span text:style-name="T3">'success'</text:span> });</text:p>
      <text:p text:style-name="P1"><text:span text:style-name="T7">setBurnAmount</text:span>(<text:span text:style-name="T3">''</text:span>);</text:p>
      <text:p text:style-name="P1"><text:span text:style-name="T7">setTimeout</text:span>(() <text:span text:style-name="T4">=&gt;</text:span> <text:span text:style-name="T7">setMessage</text:span>({ <text:span text:style-name="T2">text:</text:span> <text:span text:style-name="T3">''</text:span>, <text:span text:style-name="T2">type:</text:span> <text:span text:style-name="T3">''</text:span> }), <text:span text:style-name="T8">2000</text:span>);</text:p>
      <text:p text:style-name="P1"><text:span text:style-name="T7">setLoading</text:span>(<text:span text:style-name="T4">false</text:span>);</text:p>
      <text:p text:style-name="P1"><text:span text:style-name="T1">return</text:span>;</text:p>
      <text:p text:style-name="P1">}</text:p>
      <text:p text:style-name="P1"><text:span text:style-name="T4">const</text:span> <text:span text:style-name="T5">token</text:span> <text:span text:style-name="T6">=</text:span> <text:span text:style-name="T4">new</text:span> <text:span text:style-name="T2">ethers</text:span>.<text:span text:style-name="T7">Contract</text:span>(<text:span text:style-name="T5">CONTRACT_ADDRESS</text:span>, <text:span text:style-name="T5">TOKEN_ABI</text:span>, <text:span text:style-name="T2">signer</text:span>);</text:p>
      <text:p text:style-name="P1"><text:span text:style-name="T4">const</text:span> <text:span text:style-name="T5">amt</text:span> <text:span text:style-name="T6">=</text:span> <text:span text:style-name="T2">ethers</text:span>.<text:span text:style-name="T2">utils</text:span>.<text:span text:style-name="T7">parseUnits</text:span>(<text:span text:style-name="T2">burnAmount</text:span> <text:span text:style-name="T6">||</text:span> <text:span text:style-name="T3">'0'</text:span>, <text:span text:style-name="T8">18</text:span>);</text:p>
      <text:p text:style-name="P1"><text:span text:style-name="T4">const</text:span> <text:span text:style-name="T5">tx</text:span> <text:span text:style-name="T6">=</text:span> <text:span text:style-name="T1">await</text:span> <text:span text:style-name="T2">token</text:span>.<text:span text:style-name="T7">burn</text:span>(<text:span text:style-name="T2">account</text:span>, <text:span text:style-name="T2">amt</text:span>);</text:p>
      <text:p text:style-name="P1"><text:span text:style-name="T1">await</text:span> <text:span text:style-name="T2">tx</text:span>.<text:span text:style-name="T7">wait</text:span>();</text:p>
      <text:p text:style-name="P1"><text:span text:style-name="T1">await</text:span> <text:span text:style-name="T7">fetchChainData</text:span>();</text:p>
      <text:p text:style-name="P1"><text:span text:style-name="T7">setMessage</text:span>({ <text:span text:style-name="T2">text:</text:span> <text:span text:style-name="T3">`Burned </text:span><text:span text:style-name="T4">${</text:span><text:span text:style-name="T2">burnAmount</text:span><text:span text:style-name="T4">}</text:span><text:span text:style-name="T3"> SATSTD`</text:span>, <text:span text:style-name="T2">type:</text:span> <text:span text:style-name="T3">'success'</text:span> });</text:p>
      <text:p text:style-name="P1"><text:span text:style-name="T7">setBurnAmount</text:span>(<text:span text:style-name="T3">''</text:span>);</text:p>
      <text:p text:style-name="P1">} <text:span text:style-name="T1">catch</text:span> (<text:span text:style-name="T2">e</text:span>) {</text:p>
      <text:p text:style-name="P1"><text:span text:style-name="T7">setMessage</text:span>({ <text:span text:style-name="T2">text:</text:span> <text:span text:style-name="T3">'Burn failed'</text:span>, <text:span text:style-name="T2">type:</text:span> <text:span text:style-name="T3">'error'</text:span> });</text:p>
      <text:p text:style-name="P1">} <text:span text:style-name="T1">finally</text:span> {</text:p>
      <text:p text:style-name="P1"><text:span text:style-name="T7">setLoading</text:span>(<text:span text:style-name="T4">false</text:span>);</text:p>
      <text:p text:style-name="P1"><text:span text:style-name="T7">setTimeout</text:span>(() <text:span text:style-name="T4">=&gt;</text:span> <text:span text:style-name="T7">setMessage</text:span>({ <text:span text:style-name="T2">text:</text:span> <text:span text:style-name="T3">''</text:span>, <text:span text:style-name="T2">type:</text:span> <text:span text:style-name="T3">''</text:span> }), <text:span text:style-name="T8">2000</text:span>);</text:p>
      <text:p text:style-name="P1">}</text:p>
      <text:p text:style-name="P1">}</text:p>
      <text:p text:style-name="P8"/>
      <text:p text:style-name="P3">// --- Set PoR ---</text:p>
      <text:p text:style-name="P1"><text:span text:style-name="T4">async</text:span> <text:span text:style-name="T4">function</text:span> <text:span text:style-name="T7">handleSetPoR</text:span>() {</text:p>
      <text:p text:style-name="P1"><text:span text:style-name="T1">if</text:span> (<text:span text:style-name="T6">!</text:span><text:span text:style-name="T2">isOwner</text:span> <text:span text:style-name="T6">&amp;&amp;</text:span> <text:span text:style-name="T6">!</text:span><text:span text:style-name="T2">isTest</text:span>) <text:span text:style-name="T1">return</text:span>;</text:p>
      <text:p text:style-name="P1"><text:span text:style-name="T1">if</text:span> (<text:span text:style-name="T6">!</text:span><text:span text:style-name="T2">newBacking</text:span> <text:span text:style-name="T6">||</text:span> <text:span text:style-name="T7">isNaN</text:span>(<text:span text:style-name="T2">newBacking</text:span>)) {</text:p>
      <text:p text:style-name="P1"><text:soft-page-break/><text:span text:style-name="T7">setMessage</text:span>({ <text:span text:style-name="T2">text:</text:span> <text:span text:style-name="T3">'Please enter a number'</text:span>, <text:span text:style-name="T2">type:</text:span> <text:span text:style-name="T3">'error'</text:span> });</text:p>
      <text:p text:style-name="P1"><text:span text:style-name="T1">return</text:span>;</text:p>
      <text:p text:style-name="P1">}</text:p>
      <text:p text:style-name="P1"><text:span text:style-name="T1">if</text:span> (<text:span text:style-name="T7">parseFloat</text:span>(<text:span text:style-name="T2">newBacking</text:span>) <text:span text:style-name="T6">&lt;</text:span> <text:span text:style-name="T7">parseFloat</text:span>(<text:span text:style-name="T2">totalSupply</text:span>)) {</text:p>
      <text:p text:style-name="P1"><text:span text:style-name="T7">setMessage</text:span>({ <text:span text:style-name="T2">text:</text:span> <text:span text:style-name="T3">'Reserve cannot be less than total supply!'</text:span>, <text:span text:style-name="T2">type:</text:span> <text:span text:style-name="T3">'error'</text:span> });</text:p>
      <text:p text:style-name="P1"><text:span text:style-name="T1">return</text:span>;</text:p>
      <text:p text:style-name="P1">}</text:p>
      <text:p text:style-name="P1"><text:span text:style-name="T1">try</text:span> {</text:p>
      <text:p text:style-name="P1"><text:span text:style-name="T7">setLoading</text:span>(<text:span text:style-name="T4">true</text:span>);</text:p>
      <text:p text:style-name="P1"><text:span text:style-name="T1">if</text:span> (<text:span text:style-name="T2">isTest</text:span>) {</text:p>
      <text:p text:style-name="P1"><text:span text:style-name="T7">setPoReserve</text:span>(<text:span text:style-name="T2">newBacking</text:span>);</text:p>
      <text:p text:style-name="P1"><text:span text:style-name="T7">setMintableMax</text:span>(</text:p>
      <text:p text:style-name="P1">(<text:span text:style-name="T7">parseFloat</text:span>(<text:span text:style-name="T2">newBacking</text:span>) <text:span text:style-name="T6">-</text:span> <text:span text:style-name="T7">parseFloat</text:span>(<text:span text:style-name="T2">totalSupply</text:span>)).<text:span text:style-name="T7">toString</text:span>()</text:p>
      <text:p text:style-name="P1">);</text:p>
      <text:p text:style-name="P8"/>
      <text:p text:style-name="P3">// Reserve warning logic after PoR set</text:p>
      <text:p text:style-name="P1"><text:span text:style-name="T4">const</text:span> <text:span text:style-name="T5">reserveNum</text:span> <text:span text:style-name="T6">=</text:span> <text:span text:style-name="T7">parseFloat</text:span>(<text:span text:style-name="T2">newBacking</text:span>);</text:p>
      <text:p text:style-name="P1"><text:span text:style-name="T4">const</text:span> <text:span text:style-name="T5">supplyNum</text:span> <text:span text:style-name="T6">=</text:span> <text:span text:style-name="T7">parseFloat</text:span>(<text:span text:style-name="T2">totalSupply</text:span>);</text:p>
      <text:p text:style-name="P1"><text:span text:style-name="T1">if</text:span> (<text:span text:style-name="T2">reserveNum</text:span> <text:span text:style-name="T6">&gt;</text:span> <text:span text:style-name="T8">0</text:span> <text:span text:style-name="T6">&amp;&amp;</text:span> <text:span text:style-name="T2">supplyNum</text:span> <text:span text:style-name="T6">/</text:span> <text:span text:style-name="T2">reserveNum</text:span> <text:span text:style-name="T6">&gt;</text:span> <text:span text:style-name="T8">0.9</text:span>) {</text:p>
      <text:p text:style-name="P1"><text:span text:style-name="T7">setReserveWarning</text:span>(</text:p>
      <text:p text:style-name="P4">"Warning: Reserve is almost depleted. Only a small amount of SATSTD can be minted!"</text:p>
      <text:p text:style-name="P1">);</text:p>
      <text:p text:style-name="P1">} <text:span text:style-name="T1">else</text:span> {</text:p>
      <text:p text:style-name="P1"><text:span text:style-name="T7">setReserveWarning</text:span>(<text:span text:style-name="T3">''</text:span>);</text:p>
      <text:p text:style-name="P1">}</text:p>
      <text:p text:style-name="P8"/>
      <text:p text:style-name="P1"><text:span text:style-name="T7">setMessage</text:span>({ <text:span text:style-name="T2">text:</text:span> <text:span text:style-name="T3">'PoR backing updated.'</text:span>, <text:span text:style-name="T2">type:</text:span> <text:span text:style-name="T3">'success'</text:span> });</text:p>
      <text:p text:style-name="P1"><text:span text:style-name="T7">setNewBacking</text:span>(<text:span text:style-name="T3">''</text:span>);</text:p>
      <text:p text:style-name="P1"><text:span text:style-name="T7">setTimeout</text:span>(() <text:span text:style-name="T4">=&gt;</text:span> <text:span text:style-name="T7">setMessage</text:span>({ <text:span text:style-name="T2">text:</text:span> <text:span text:style-name="T3">''</text:span>, <text:span text:style-name="T2">type:</text:span> <text:span text:style-name="T3">''</text:span> }), <text:span text:style-name="T8">2000</text:span>);</text:p>
      <text:p text:style-name="P1"><text:span text:style-name="T7">setLoading</text:span>(<text:span text:style-name="T4">false</text:span>);</text:p>
      <text:p text:style-name="P1"><text:span text:style-name="T1">return</text:span>;</text:p>
      <text:p text:style-name="P1">}</text:p>
      <text:p text:style-name="P1"><text:span text:style-name="T4">const</text:span> <text:span text:style-name="T5">feed</text:span> <text:span text:style-name="T6">=</text:span> <text:span text:style-name="T4">new</text:span> <text:span text:style-name="T2">ethers</text:span>.<text:span text:style-name="T7">Contract</text:span>(<text:span text:style-name="T5">FEED_ADDRESS</text:span>, <text:span text:style-name="T5">FEED_ABI</text:span>, <text:span text:style-name="T2">signer</text:span>);</text:p>
      <text:p text:style-name="P1"><text:span text:style-name="T4">const</text:span> <text:span text:style-name="T5">sats</text:span> <text:span text:style-name="T6">=</text:span> <text:span text:style-name="T2">ethers</text:span>.<text:span text:style-name="T2">utils</text:span>.<text:span text:style-name="T7">parseUnits</text:span>(<text:span text:style-name="T2">newBacking</text:span>, <text:span text:style-name="T8">18</text:span>);</text:p>
      <text:p text:style-name="P1"><text:span text:style-name="T4">const</text:span> <text:span text:style-name="T5">tx</text:span> <text:span text:style-name="T6">=</text:span> <text:span text:style-name="T1">await</text:span> <text:span text:style-name="T2">feed</text:span>.<text:span text:style-name="T7">setReserve</text:span>(<text:span text:style-name="T2">sats</text:span>);</text:p>
      <text:p text:style-name="P1"><text:span text:style-name="T1">await</text:span> <text:span text:style-name="T2">tx</text:span>.<text:span text:style-name="T7">wait</text:span>();</text:p>
      <text:p text:style-name="P1"><text:span text:style-name="T1">await</text:span> <text:span text:style-name="T7">fetchChainData</text:span>();</text:p>
      <text:p text:style-name="P1"><text:span text:style-name="T7">setMessage</text:span>({ <text:span text:style-name="T2">text:</text:span> <text:span text:style-name="T3">'PoR backing updated.'</text:span>, <text:span text:style-name="T2">type:</text:span> <text:span text:style-name="T3">'success'</text:span> });</text:p>
      <text:p text:style-name="P1"><text:span text:style-name="T7">setNewBacking</text:span>(<text:span text:style-name="T3">''</text:span>);</text:p>
      <text:p text:style-name="P1">} <text:span text:style-name="T1">catch</text:span> (<text:span text:style-name="T2">e</text:span>) {</text:p>
      <text:p text:style-name="P1"><text:span text:style-name="T7">setMessage</text:span>({ <text:span text:style-name="T2">text:</text:span> <text:span text:style-name="T3">'PoR update failed'</text:span>, <text:span text:style-name="T2">type:</text:span> <text:span text:style-name="T3">'error'</text:span> });</text:p>
      <text:p text:style-name="P1">} <text:span text:style-name="T1">finally</text:span> {</text:p>
      <text:p text:style-name="P1"><text:span text:style-name="T7">setLoading</text:span>(<text:span text:style-name="T4">false</text:span>);</text:p>
      <text:p text:style-name="P1"><text:span text:style-name="T7">setTimeout</text:span>(() <text:span text:style-name="T4">=&gt;</text:span> <text:span text:style-name="T7">setMessage</text:span>({ <text:span text:style-name="T2">text:</text:span> <text:span text:style-name="T3">''</text:span>, <text:span text:style-name="T2">type:</text:span> <text:span text:style-name="T3">''</text:span> }), <text:span text:style-name="T8">2000</text:span>);</text:p>
      <text:p text:style-name="P1">}</text:p>
      <text:p text:style-name="P1">}</text:p>
      <text:p text:style-name="P8"/>
      <text:p text:style-name="P3">// Tooltip komponens</text:p>
      <text:p text:style-name="P1"><text:span text:style-name="T4">function</text:span> <text:span text:style-name="T7">Tooltip</text:span>({ <text:span text:style-name="T2">children</text:span>, <text:span text:style-name="T2">text</text:span> }) {</text:p>
      <text:p text:style-name="P1"><text:span text:style-name="T1">return</text:span> (</text:p>
      <text:p text:style-name="P1"><text:soft-page-break/><text:span text:style-name="T10">&lt;</text:span><text:span text:style-name="T4">span</text:span> <text:span text:style-name="T2">className</text:span><text:span text:style-name="T6">=</text:span><text:span text:style-name="T3">"relative group"</text:span><text:span text:style-name="T10">&gt;</text:span></text:p>
      <text:p text:style-name="P1"><text:span text:style-name="T4">{</text:span><text:span text:style-name="T2">children</text:span><text:span text:style-name="T4">}</text:span></text:p>
      <text:p text:style-name="P1"><text:span text:style-name="T10">&lt;</text:span><text:span text:style-name="T4">span</text:span> <text:span text:style-name="T2">className</text:span><text:span text:style-name="T6">=</text:span><text:span text:style-name="T3">"pointer-events-none absolute -top-8 left-1/2 -translate-x-1/2 z-10 hidden group-hover:flex bg-black text-white text-xs rounded px-2 py-1 transition-all duration-150 opacity-90"</text:span><text:span text:style-name="T10">&gt;</text:span></text:p>
      <text:p text:style-name="P1"><text:span text:style-name="T4">{</text:span><text:span text:style-name="T2">text</text:span><text:span text:style-name="T4">}</text:span></text:p>
      <text:p text:style-name="P1"><text:span text:style-name="T10">&lt;/</text:span><text:span text:style-name="T4">span</text:span><text:span text:style-name="T10">&gt;</text:span></text:p>
      <text:p text:style-name="P1"><text:span text:style-name="T10">&lt;/</text:span><text:span text:style-name="T4">span</text:span><text:span text:style-name="T10">&gt;</text:span></text:p>
      <text:p text:style-name="P1">);</text:p>
      <text:p text:style-name="P1">}</text:p>
      <text:p text:style-name="P8"/>
      <text:p text:style-name="P1"><text:span text:style-name="T1">return</text:span> (</text:p>
      <text:p text:style-name="P1"><text:span text:style-name="T10">&lt;</text:span><text:span text:style-name="T4">div</text:span> <text:span text:style-name="T2">className</text:span><text:span text:style-name="T6">=</text:span><text:span text:style-name="T3">"min-h-screen bg-gray-50 flex flex-col items-center p-4"</text:span><text:span text:style-name="T10">&gt;</text:span></text:p>
      <text:p text:style-name="P1"><text:span text:style-name="T10">&lt;</text:span><text:span text:style-name="T4">div</text:span> <text:span text:style-name="T2">className</text:span><text:span text:style-name="T6">=</text:span><text:span text:style-name="T3">"w-full max-w-md bg-white shadow-lg rounded-lg p-6 space-y-6"</text:span><text:span text:style-name="T10">&gt;</text:span></text:p>
      <text:p text:style-name="P1"><text:span text:style-name="T10">&lt;</text:span><text:span text:style-name="T4">h1</text:span> <text:span text:style-name="T2">className</text:span><text:span text:style-name="T6">=</text:span><text:span text:style-name="T3">"text-2xl font-bold text-center"</text:span><text:span text:style-name="T10">&gt;</text:span>Satoshi Standard dApp<text:span text:style-name="T10">&lt;/</text:span><text:span text:style-name="T4">h1</text:span><text:span text:style-name="T10">&gt;</text:span></text:p>
      <text:p text:style-name="P1"><text:span text:style-name="T10">&lt;</text:span><text:span text:style-name="T9">NetworkBanner</text:span> <text:span text:style-name="T2">chainId</text:span><text:span text:style-name="T6">=</text:span><text:span text:style-name="T4">{</text:span><text:span text:style-name="T2">chainId</text:span><text:span text:style-name="T4">}</text:span> <text:span text:style-name="T10">/&gt;</text:span></text:p>
      <text:p text:style-name="P8"/>
      <text:p text:style-name="P1"><text:span text:style-name="T4">{</text:span><text:span text:style-name="T6">!</text:span><text:span text:style-name="T2">isNetworkAllowed</text:span><text:span text:style-name="T6"> &amp;&amp; </text:span><text:span text:style-name="T2">chainId</text:span><text:span text:style-name="T6"> &amp;&amp; (</text:span></text:p>
      <text:p text:style-name="P1"><text:span text:style-name="T10">&lt;</text:span><text:span text:style-name="T4">div</text:span><text:span text:style-name="T6"> </text:span><text:span text:style-name="T2">className</text:span><text:span text:style-name="T6">=</text:span><text:span text:style-name="T3">"p-3 rounded bg-yellow-100 text-yellow-800 text-sm"</text:span><text:span text:style-name="T10">&gt;</text:span></text:p>
      <text:p text:style-name="P5">Please switch to GoChain Testnet (chainId 31337)</text:p>
      <text:p text:style-name="P1"><text:span text:style-name="T10">&lt;/</text:span><text:span text:style-name="T4">div</text:span><text:span text:style-name="T10">&gt;</text:span></text:p>
      <text:p text:style-name="P1"><text:span text:style-name="T6">)</text:span><text:span text:style-name="T4">}</text:span></text:p>
      <text:p text:style-name="P8"/>
      <text:p text:style-name="P1"><text:span text:style-name="T4">{</text:span><text:span text:style-name="T11">/* Progress bar */</text:span><text:span text:style-name="T4">}</text:span></text:p>
      <text:p text:style-name="P1"><text:span text:style-name="T10">&lt;</text:span><text:span text:style-name="T4">div</text:span> <text:span text:style-name="T2">className</text:span><text:span text:style-name="T6">=</text:span><text:span text:style-name="T3">"w-full h-2 bg-gray-200 rounded-lg overflow-hidden"</text:span><text:span text:style-name="T10">&gt;</text:span></text:p>
      <text:p text:style-name="P1"><text:span text:style-name="T10">&lt;</text:span><text:span text:style-name="T4">div</text:span></text:p>
      <text:p text:style-name="P1"><text:span text:style-name="T2">className</text:span><text:span text:style-name="T6">=</text:span><text:span text:style-name="T3">"h-2 bg-green-400 transition-all duration-500"</text:span></text:p>
      <text:p text:style-name="P1"><text:span text:style-name="T2">style</text:span><text:span text:style-name="T6">=</text:span><text:span text:style-name="T4">{</text:span><text:span text:style-name="T6">{ </text:span><text:span text:style-name="T2">width:</text:span><text:span text:style-name="T6"> </text:span><text:span text:style-name="T3">`</text:span><text:span text:style-name="T4">${</text:span><text:span text:style-name="T2">progress</text:span><text:span text:style-name="T4">}</text:span><text:span text:style-name="T3">%`</text:span><text:span text:style-name="T6"> }</text:span><text:span text:style-name="T4">}</text:span></text:p>
      <text:p text:style-name="P1"><text:span text:style-name="T2">role</text:span><text:span text:style-name="T6">=</text:span><text:span text:style-name="T3">"progressbar"</text:span></text:p>
      <text:p text:style-name="P1"><text:span text:style-name="T2">aria-valuenow</text:span><text:span text:style-name="T6">=</text:span><text:span text:style-name="T4">{</text:span><text:span text:style-name="T2">progress</text:span><text:span text:style-name="T4">}</text:span></text:p>
      <text:p text:style-name="P1"><text:span text:style-name="T2">aria-valuemax</text:span><text:span text:style-name="T6">=</text:span><text:span text:style-name="T4">{</text:span><text:span text:style-name="T8">100</text:span><text:span text:style-name="T4">}</text:span></text:p>
      <text:p text:style-name="P1"><text:span text:style-name="T2">data-tooltip</text:span><text:span text:style-name="T6">=</text:span><text:span text:style-name="T3">"BTC reserve usage"</text:span></text:p>
      <text:p text:style-name="P6">/&gt;</text:p>
      <text:p text:style-name="P1"><text:span text:style-name="T10">&lt;/</text:span><text:span text:style-name="T4">div</text:span><text:span text:style-name="T10">&gt;</text:span></text:p>
      <text:p text:style-name="P1"><text:span text:style-name="T10">&lt;</text:span><text:span text:style-name="T4">div</text:span> <text:span text:style-name="T2">className</text:span><text:span text:style-name="T6">=</text:span><text:span text:style-name="T3">"text-xs text-gray-400 text-center"</text:span><text:span text:style-name="T10">&gt;</text:span></text:p>
      <text:p text:style-name="P1">Reserve usage: <text:span text:style-name="T4">{</text:span><text:span text:style-name="T2">Math</text:span><text:span text:style-name="T6">.</text:span><text:span text:style-name="T7">min</text:span><text:span text:style-name="T6">(</text:span><text:span text:style-name="T8">100</text:span><text:span text:style-name="T6">, </text:span><text:span text:style-name="T2">Math</text:span><text:span text:style-name="T6">.</text:span><text:span text:style-name="T7">round</text:span><text:span text:style-name="T6">(</text:span><text:span text:style-name="T2">progress</text:span><text:span text:style-name="T6">))</text:span><text:span text:style-name="T4">}</text:span>%</text:p>
      <text:p text:style-name="P1"><text:span text:style-name="T10">&lt;/</text:span><text:span text:style-name="T4">div</text:span><text:span text:style-name="T10">&gt;</text:span></text:p>
      <text:p text:style-name="P8"/>
      <text:p text:style-name="P1"><text:span text:style-name="T4">{</text:span><text:span text:style-name="T2">reserveWarning</text:span><text:span text:style-name="T6"> &amp;&amp; (</text:span></text:p>
      <text:p text:style-name="P1"><text:span text:style-name="T10">&lt;</text:span><text:span text:style-name="T4">div</text:span><text:span text:style-name="T6"> </text:span><text:span text:style-name="T2">className</text:span><text:span text:style-name="T6">=</text:span><text:span text:style-name="T3">"p-3 rounded bg-orange-100 text-orange-700 text-sm animate-pulse"</text:span><text:span text:style-name="T10">&gt;</text:span></text:p>
      <text:p text:style-name="P1"><text:span text:style-name="T4">{</text:span><text:span text:style-name="T2">reserveWarning</text:span><text:span text:style-name="T4">}</text:span></text:p>
      <text:p text:style-name="P1"><text:span text:style-name="T10">&lt;/</text:span><text:span text:style-name="T4">div</text:span><text:span text:style-name="T10">&gt;</text:span></text:p>
      <text:p text:style-name="P1"><text:span text:style-name="T6">)</text:span><text:span text:style-name="T4">}</text:span></text:p>
      <text:p text:style-name="P8"/>
      <text:p text:style-name="P1"><text:span text:style-name="T4">{</text:span><text:span text:style-name="T2">message</text:span><text:span text:style-name="T6">.</text:span><text:span text:style-name="T2">text</text:span><text:span text:style-name="T6"> &amp;&amp; (</text:span></text:p>
      <text:p text:style-name="P1"><text:span text:style-name="T10">&lt;</text:span><text:span text:style-name="T4">div</text:span></text:p>
      <text:p text:style-name="P1"><text:span text:style-name="T2">className</text:span><text:span text:style-name="T6">=</text:span><text:span text:style-name="T4">{</text:span><text:span text:style-name="T3">`p-3 rounded text-sm transition-all duration-300 </text:span><text:span text:style-name="T4">${</text:span></text:p>
      <text:p text:style-name="P1"><text:span text:style-name="T2">message</text:span><text:span text:style-name="T6">.</text:span><text:span text:style-name="T2">type</text:span><text:span text:style-name="T6"> === </text:span><text:span text:style-name="T3">'success'</text:span></text:p>
      <text:p text:style-name="P1"><text:span text:style-name="T6">? </text:span><text:span text:style-name="T3">'bg-green-100 text-green-800 animate-fade-in'</text:span></text:p>
      <text:p text:style-name="P1"><text:span text:style-name="T6">: </text:span><text:span text:style-name="T2">message</text:span><text:span text:style-name="T6">.</text:span><text:span text:style-name="T2">type</text:span><text:span text:style-name="T6"> === </text:span><text:span text:style-name="T3">'error'</text:span></text:p>
      <text:p text:style-name="P1"><text:soft-page-break/><text:span text:style-name="T6">? </text:span><text:span text:style-name="T3">'bg-red-100 text-red-800 animate-shake'</text:span></text:p>
      <text:p text:style-name="P1"><text:span text:style-name="T6">: </text:span><text:span text:style-name="T3">'bg-blue-100 text-blue-800 animate-fade-in'</text:span></text:p>
      <text:p text:style-name="P1"><text:span text:style-name="T4">}</text:span><text:span text:style-name="T3">`</text:span><text:span text:style-name="T4">}</text:span></text:p>
      <text:p text:style-name="P6">&gt;</text:p>
      <text:p text:style-name="P1"><text:span text:style-name="T4">{</text:span><text:span text:style-name="T2">message</text:span><text:span text:style-name="T6">.</text:span><text:span text:style-name="T2">text</text:span><text:span text:style-name="T4">}</text:span></text:p>
      <text:p text:style-name="P1"><text:span text:style-name="T10">&lt;/</text:span><text:span text:style-name="T4">div</text:span><text:span text:style-name="T10">&gt;</text:span></text:p>
      <text:p text:style-name="P1"><text:span text:style-name="T6">)</text:span><text:span text:style-name="T4">}</text:span></text:p>
      <text:p text:style-name="P8"/>
      <text:p text:style-name="P1"><text:span text:style-name="T4">{</text:span><text:span text:style-name="T6">!</text:span><text:span text:style-name="T2">account</text:span><text:span text:style-name="T6"> ? (</text:span></text:p>
      <text:p text:style-name="P1"><text:span text:style-name="T10">&lt;</text:span><text:span text:style-name="T4">button</text:span></text:p>
      <text:p text:style-name="P1"><text:span text:style-name="T2">onClick</text:span><text:span text:style-name="T6">=</text:span><text:span text:style-name="T4">{</text:span><text:span text:style-name="T2">connectWallet</text:span><text:span text:style-name="T4">}</text:span></text:p>
      <text:p text:style-name="P1"><text:span text:style-name="T2">disabled</text:span><text:span text:style-name="T6">=</text:span><text:span text:style-name="T4">{</text:span><text:span text:style-name="T2">loading</text:span><text:span text:style-name="T6"> || (!</text:span><text:span text:style-name="T2">isNetworkAllowed</text:span><text:span text:style-name="T6"> &amp;&amp; !</text:span><text:span text:style-name="T2">isTest</text:span><text:span text:style-name="T6">)</text:span><text:span text:style-name="T4">}</text:span></text:p>
      <text:p text:style-name="P1"><text:span text:style-name="T2">className</text:span><text:span text:style-name="T6">=</text:span><text:span text:style-name="T3">"w-full py-2 bg-blue-600 text-white rounded disabled:opacity-50"</text:span></text:p>
      <text:p text:style-name="P6">&gt;</text:p>
      <text:p text:style-name="P1"><text:span text:style-name="T4">{</text:span><text:span text:style-name="T2">loading</text:span><text:span text:style-name="T6"> ? </text:span><text:span text:style-name="T3">'Connecting...'</text:span><text:span text:style-name="T6"> : </text:span><text:span text:style-name="T3">'Connect Wallet'</text:span><text:span text:style-name="T4">}</text:span></text:p>
      <text:p text:style-name="P1"><text:span text:style-name="T10">&lt;/</text:span><text:span text:style-name="T4">button</text:span><text:span text:style-name="T10">&gt;</text:span></text:p>
      <text:p text:style-name="P5">) : (</text:p>
      <text:p text:style-name="P6">&lt;&gt;</text:p>
      <text:p text:style-name="P1"><text:span text:style-name="T10">&lt;</text:span><text:span text:style-name="T4">div</text:span><text:span text:style-name="T6"> </text:span><text:span text:style-name="T2">className</text:span><text:span text:style-name="T6">=</text:span><text:span text:style-name="T3">"text-center space-y-1"</text:span><text:span text:style-name="T10">&gt;</text:span></text:p>
      <text:p text:style-name="P1"><text:span text:style-name="T10">&lt;</text:span><text:span text:style-name="T4">p</text:span><text:span text:style-name="T6"> </text:span><text:span text:style-name="T2">className</text:span><text:span text:style-name="T6">=</text:span><text:span text:style-name="T3">"font-mono text-xs text-gray-600 truncate"</text:span><text:span text:style-name="T10">&gt;</text:span></text:p>
      <text:p text:style-name="P1"><text:span text:style-name="T6">Connected: </text:span><text:span text:style-name="T4">{</text:span><text:span text:style-name="T2">account</text:span><text:span text:style-name="T4">}</text:span></text:p>
      <text:p text:style-name="P1"><text:span text:style-name="T10">&lt;/</text:span><text:span text:style-name="T4">p</text:span><text:span text:style-name="T10">&gt;</text:span></text:p>
      <text:p text:style-name="P1"><text:span text:style-name="T10">&lt;</text:span><text:span text:style-name="T4">p</text:span><text:span text:style-name="T6"> </text:span><text:span text:style-name="T2">className</text:span><text:span text:style-name="T6">=</text:span><text:span text:style-name="T3">"text-lg font-semibold"</text:span><text:span text:style-name="T10">&gt;</text:span><text:span text:style-name="T4">{</text:span><text:span text:style-name="T2">balance</text:span><text:span text:style-name="T4">}</text:span><text:span text:style-name="T6"> SATSTD</text:span><text:span text:style-name="T10">&lt;/</text:span><text:span text:style-name="T4">p</text:span><text:span text:style-name="T10">&gt;</text:span></text:p>
      <text:p text:style-name="P1"><text:span text:style-name="T10">&lt;</text:span><text:span text:style-name="T4">p</text:span><text:span text:style-name="T6"> </text:span><text:span text:style-name="T2">className</text:span><text:span text:style-name="T6">=</text:span><text:span text:style-name="T3">"text-sm text-gray-700"</text:span><text:span text:style-name="T10">&gt;</text:span></text:p>
      <text:p text:style-name="P1"><text:span text:style-name="T6">BTC Proof of Reserve: </text:span><text:span text:style-name="T4">{</text:span><text:span text:style-name="T2">poReserve</text:span><text:span text:style-name="T4">}</text:span></text:p>
      <text:p text:style-name="P1"><text:span text:style-name="T10">&lt;/</text:span><text:span text:style-name="T4">p</text:span><text:span text:style-name="T10">&gt;</text:span></text:p>
      <text:p text:style-name="P1"><text:span text:style-name="T10">&lt;</text:span><text:span text:style-name="T4">p</text:span><text:span text:style-name="T6"> </text:span><text:span text:style-name="T2">className</text:span><text:span text:style-name="T6">=</text:span><text:span text:style-name="T3">"text-xs text-gray-500"</text:span><text:span text:style-name="T10">&gt;</text:span></text:p>
      <text:p text:style-name="P1"><text:span text:style-name="T6">Total supply: </text:span><text:span text:style-name="T4">{</text:span><text:span text:style-name="T2">totalSupply</text:span><text:span text:style-name="T4">}</text:span></text:p>
      <text:p text:style-name="P1"><text:span text:style-name="T10">&lt;/</text:span><text:span text:style-name="T4">p</text:span><text:span text:style-name="T10">&gt;</text:span></text:p>
      <text:p text:style-name="P1"><text:span text:style-name="T10">&lt;/</text:span><text:span text:style-name="T4">div</text:span><text:span text:style-name="T10">&gt;</text:span></text:p>
      <text:p text:style-name="P8"/>
      <text:p text:style-name="P1"><text:span text:style-name="T4">{</text:span><text:span text:style-name="T11">/* Mintable max info */</text:span><text:span text:style-name="T4">}</text:span></text:p>
      <text:p text:style-name="P1"><text:span text:style-name="T10">&lt;</text:span><text:span text:style-name="T4">div</text:span><text:span text:style-name="T6"> </text:span><text:span text:style-name="T2">className</text:span><text:span text:style-name="T6">=</text:span><text:span text:style-name="T3">"text-xs text-blue-700 text-center"</text:span><text:span text:style-name="T10">&gt;</text:span></text:p>
      <text:p text:style-name="P1"><text:span text:style-name="T6">Your mintable max:</text:span><text:span text:style-name="T4">{</text:span><text:span text:style-name="T3">' '</text:span><text:span text:style-name="T4">}</text:span></text:p>
      <text:p text:style-name="P1"><text:span text:style-name="T10">&lt;</text:span><text:span text:style-name="T4">span</text:span><text:span text:style-name="T6"> </text:span><text:span text:style-name="T2">className</text:span><text:span text:style-name="T6">=</text:span><text:span text:style-name="T3">"font-mono"</text:span><text:span text:style-name="T10">&gt;</text:span><text:span text:style-name="T4">{</text:span><text:span text:style-name="T2">mintableMax</text:span><text:span text:style-name="T4">}</text:span><text:span text:style-name="T10">&lt;/</text:span><text:span text:style-name="T4">span</text:span><text:span text:style-name="T10">&gt;</text:span><text:span text:style-name="T6"> SATSTD</text:span></text:p>
      <text:p text:style-name="P1"><text:span text:style-name="T10">&lt;/</text:span><text:span text:style-name="T4">div</text:span><text:span text:style-name="T10">&gt;</text:span></text:p>
      <text:p text:style-name="P8"/>
      <text:p text:style-name="P1"><text:span text:style-name="T10">&lt;</text:span><text:span text:style-name="T4">div</text:span><text:span text:style-name="T6"> </text:span><text:span text:style-name="T2">className</text:span><text:span text:style-name="T6">=</text:span><text:span text:style-name="T3">"space-y-4"</text:span><text:span text:style-name="T10">&gt;</text:span></text:p>
      <text:p text:style-name="P1"><text:span text:style-name="T4">{</text:span><text:span text:style-name="T11">/* Mint */</text:span><text:span text:style-name="T4">}</text:span></text:p>
      <text:p text:style-name="P1"><text:span text:style-name="T10">&lt;</text:span><text:span text:style-name="T4">div</text:span><text:span text:style-name="T10">&gt;</text:span></text:p>
      <text:p text:style-name="P1"><text:span text:style-name="T10">&lt;</text:span><text:span text:style-name="T4">label</text:span><text:span text:style-name="T6"> </text:span><text:span text:style-name="T2">className</text:span><text:span text:style-name="T6">=</text:span><text:span text:style-name="T3">"block text-sm font-medium"</text:span><text:span text:style-name="T10">&gt;</text:span></text:p>
      <text:p text:style-name="P1"><text:span text:style-name="T6">Mint Amount</text:span><text:span text:style-name="T4">{</text:span><text:span text:style-name="T3">' '</text:span><text:span text:style-name="T4">}</text:span></text:p>
      <text:p text:style-name="P1"><text:span text:style-name="T10">&lt;</text:span><text:span text:style-name="T9">Tooltip</text:span><text:span text:style-name="T6"> </text:span><text:span text:style-name="T2">text</text:span><text:span text:style-name="T6">=</text:span><text:span text:style-name="T3">"You can only mint up to the remaining reserve."</text:span><text:span text:style-name="T10">&gt;</text:span></text:p>
      <text:p text:style-name="P1"><text:span text:style-name="T10">&lt;</text:span><text:span text:style-name="T4">span</text:span><text:span text:style-name="T6"> </text:span><text:span text:style-name="T2">className</text:span><text:span text:style-name="T6">=</text:span><text:span text:style-name="T3">"ml-1 text-xs text-gray-400"</text:span><text:span text:style-name="T10">&gt;</text:span><text:span text:style-name="T6">ⓘ</text:span><text:span text:style-name="T10">&lt;/</text:span><text:span text:style-name="T4">span</text:span><text:span text:style-name="T10">&gt;</text:span></text:p>
      <text:p text:style-name="P1"><text:span text:style-name="T10">&lt;/</text:span><text:span text:style-name="T9">Tooltip</text:span><text:span text:style-name="T10">&gt;</text:span></text:p>
      <text:p text:style-name="P1"><text:span text:style-name="T10">&lt;/</text:span><text:span text:style-name="T4">label</text:span><text:span text:style-name="T10">&gt;</text:span></text:p>
      <text:p text:style-name="P1"><text:span text:style-name="T10">&lt;</text:span><text:span text:style-name="T4">div</text:span><text:span text:style-name="T6"> </text:span><text:span text:style-name="T2">className</text:span><text:span text:style-name="T6">=</text:span><text:span text:style-name="T3">"flex space-x-2"</text:span><text:span text:style-name="T10">&gt;</text:span></text:p>
      <text:p text:style-name="P1"><text:span text:style-name="T10">&lt;</text:span><text:span text:style-name="T4">input</text:span></text:p>
      <text:p text:style-name="P1"><text:span text:style-name="T2">type</text:span><text:span text:style-name="T6">=</text:span><text:span text:style-name="T3">"text"</text:span></text:p>
      <text:p text:style-name="P1"><text:span text:style-name="T2">aria-label</text:span><text:span text:style-name="T6">=</text:span><text:span text:style-name="T3">"mint"</text:span></text:p>
      <text:p text:style-name="P1"><text:soft-page-break/><text:span text:style-name="T2">value</text:span><text:span text:style-name="T6">=</text:span><text:span text:style-name="T4">{</text:span><text:span text:style-name="T2">mintAmount</text:span><text:span text:style-name="T4">}</text:span></text:p>
      <text:p text:style-name="P1"><text:span text:style-name="T2">onChange</text:span><text:span text:style-name="T6">=</text:span><text:span text:style-name="T4">{</text:span><text:span text:style-name="T6">(</text:span><text:span text:style-name="T2">e</text:span><text:span text:style-name="T6">) </text:span><text:span text:style-name="T4">=&gt;</text:span><text:span text:style-name="T6"> </text:span><text:span text:style-name="T7">setMintAmount</text:span><text:span text:style-name="T6">(</text:span><text:span text:style-name="T2">e</text:span><text:span text:style-name="T6">.</text:span><text:span text:style-name="T2">target</text:span><text:span text:style-name="T6">.</text:span><text:span text:style-name="T2">value</text:span><text:span text:style-name="T6">)</text:span><text:span text:style-name="T4">}</text:span></text:p>
      <text:p text:style-name="P1"><text:span text:style-name="T2">disabled</text:span><text:span text:style-name="T6">=</text:span><text:span text:style-name="T4">{</text:span><text:span text:style-name="T2">loading</text:span><text:span text:style-name="T6"> || (!</text:span><text:span text:style-name="T2">isNetworkAllowed</text:span><text:span text:style-name="T6"> &amp;&amp; !</text:span><text:span text:style-name="T2">isTest</text:span><text:span text:style-name="T6">)</text:span><text:span text:style-name="T4">}</text:span></text:p>
      <text:p text:style-name="P1"><text:span text:style-name="T2">className</text:span><text:span text:style-name="T6">=</text:span><text:span text:style-name="T3">"flex-1 p-2 border rounded"</text:span></text:p>
      <text:p text:style-name="P1"><text:span text:style-name="T2">placeholder</text:span><text:span text:style-name="T6">=</text:span><text:span text:style-name="T3">"0.0"</text:span></text:p>
      <text:p text:style-name="P6">/&gt;</text:p>
      <text:p text:style-name="P1"><text:span text:style-name="T10">&lt;</text:span><text:span text:style-name="T4">button</text:span></text:p>
      <text:p text:style-name="P1"><text:span text:style-name="T2">type</text:span><text:span text:style-name="T6">=</text:span><text:span text:style-name="T3">"button"</text:span></text:p>
      <text:p text:style-name="P1"><text:span text:style-name="T2">onClick</text:span><text:span text:style-name="T6">=</text:span><text:span text:style-name="T4">{</text:span><text:span text:style-name="T6">() </text:span><text:span text:style-name="T4">=&gt;</text:span><text:span text:style-name="T6"> </text:span><text:span text:style-name="T7">setMintAmount</text:span><text:span text:style-name="T6">(</text:span><text:span text:style-name="T2">mintableMax</text:span><text:span text:style-name="T6">)</text:span><text:span text:style-name="T4">}</text:span></text:p>
      <text:p text:style-name="P1"><text:span text:style-name="T2">className</text:span><text:span text:style-name="T6">=</text:span><text:span text:style-name="T3">"px-2 bg-blue-200 rounded text-xs font-bold hover:bg-blue-300 transition"</text:span></text:p>
      <text:p text:style-name="P1"><text:span text:style-name="T2">disabled</text:span><text:span text:style-name="T6">=</text:span><text:span text:style-name="T4">{</text:span><text:span text:style-name="T2">mintableMax</text:span><text:span text:style-name="T6"> === </text:span><text:span text:style-name="T3">'0'</text:span><text:span text:style-name="T4">}</text:span></text:p>
      <text:p text:style-name="P6">&gt;</text:p>
      <text:p text:style-name="P5">Max</text:p>
      <text:p text:style-name="P1"><text:span text:style-name="T10">&lt;/</text:span><text:span text:style-name="T4">button</text:span><text:span text:style-name="T10">&gt;</text:span></text:p>
      <text:p text:style-name="P1"><text:span text:style-name="T10">&lt;</text:span><text:span text:style-name="T4">button</text:span></text:p>
      <text:p text:style-name="P1"><text:span text:style-name="T2">onClick</text:span><text:span text:style-name="T6">=</text:span><text:span text:style-name="T4">{</text:span><text:span text:style-name="T2">handleMint</text:span><text:span text:style-name="T4">}</text:span></text:p>
      <text:p text:style-name="P1"><text:span text:style-name="T2">disabled</text:span><text:span text:style-name="T6">=</text:span><text:span text:style-name="T4">{</text:span></text:p>
      <text:p text:style-name="P1"><text:span text:style-name="T2">loading</text:span><text:span text:style-name="T6"> ||</text:span></text:p>
      <text:p text:style-name="P1"><text:span text:style-name="T6">(!</text:span><text:span text:style-name="T2">isNetworkAllowed</text:span><text:span text:style-name="T6"> &amp;&amp; !</text:span><text:span text:style-name="T2">isTest</text:span><text:span text:style-name="T6">) ||</text:span></text:p>
      <text:p text:style-name="P1"><text:span text:style-name="T6">!</text:span><text:span text:style-name="T2">mintAmount</text:span><text:span text:style-name="T6"> ||</text:span></text:p>
      <text:p text:style-name="P1"><text:span text:style-name="T7">parseFloat</text:span><text:span text:style-name="T6">(</text:span><text:span text:style-name="T2">mintAmount</text:span><text:span text:style-name="T6">) === </text:span><text:span text:style-name="T8">0</text:span><text:span text:style-name="T6"> ||</text:span></text:p>
      <text:p text:style-name="P1"><text:span text:style-name="T7">parseFloat</text:span><text:span text:style-name="T6">(</text:span><text:span text:style-name="T2">mintAmount</text:span><text:span text:style-name="T6">) &gt; </text:span><text:span text:style-name="T7">parseFloat</text:span><text:span text:style-name="T6">(</text:span><text:span text:style-name="T2">mintableMax</text:span><text:span text:style-name="T6">)</text:span></text:p>
      <text:p text:style-name="P7">}</text:p>
      <text:p text:style-name="P1"><text:span text:style-name="T2">className</text:span><text:span text:style-name="T6">=</text:span><text:span text:style-name="T3">"px-4 bg-green-600 text-white rounded disabled:opacity-50"</text:span></text:p>
      <text:p text:style-name="P6">&gt;</text:p>
      <text:p text:style-name="P1"><text:span text:style-name="T4">{</text:span><text:span text:style-name="T2">loading</text:span><text:span text:style-name="T6"> ? </text:span><text:span text:style-name="T3">'Processing...'</text:span><text:span text:style-name="T6"> : </text:span><text:span text:style-name="T3">'Mint'</text:span><text:span text:style-name="T4">}</text:span></text:p>
      <text:p text:style-name="P1"><text:span text:style-name="T10">&lt;/</text:span><text:span text:style-name="T4">button</text:span><text:span text:style-name="T10">&gt;</text:span></text:p>
      <text:p text:style-name="P1"><text:span text:style-name="T10">&lt;/</text:span><text:span text:style-name="T4">div</text:span><text:span text:style-name="T10">&gt;</text:span></text:p>
      <text:p text:style-name="P1"><text:span text:style-name="T4">{</text:span><text:span text:style-name="T2">mintAmount</text:span><text:span text:style-name="T6"> &amp;&amp;</text:span></text:p>
      <text:p text:style-name="P1"><text:span text:style-name="T7">parseFloat</text:span><text:span text:style-name="T6">(</text:span><text:span text:style-name="T2">mintAmount</text:span><text:span text:style-name="T6">) &gt; </text:span><text:span text:style-name="T7">parseFloat</text:span><text:span text:style-name="T6">(</text:span><text:span text:style-name="T2">mintableMax</text:span><text:span text:style-name="T6">) &amp;&amp; (</text:span></text:p>
      <text:p text:style-name="P1"><text:span text:style-name="T10">&lt;</text:span><text:span text:style-name="T4">div</text:span><text:span text:style-name="T6"> </text:span><text:span text:style-name="T2">className</text:span><text:span text:style-name="T6">=</text:span><text:span text:style-name="T3">"text-xs text-red-500 mt-1"</text:span><text:span text:style-name="T10">&gt;</text:span></text:p>
      <text:p text:style-name="P5">Not enough BTC reserve for this mint.</text:p>
      <text:p text:style-name="P1"><text:span text:style-name="T10">&lt;/</text:span><text:span text:style-name="T4">div</text:span><text:span text:style-name="T10">&gt;</text:span></text:p>
      <text:p text:style-name="P1"><text:span text:style-name="T6">)</text:span><text:span text:style-name="T4">}</text:span></text:p>
      <text:p text:style-name="P1"><text:span text:style-name="T10">&lt;/</text:span><text:span text:style-name="T4">div</text:span><text:span text:style-name="T10">&gt;</text:span></text:p>
      <text:p text:style-name="P8"/>
      <text:p text:style-name="P1"><text:span text:style-name="T4">{</text:span><text:span text:style-name="T11">/* Burn */</text:span><text:span text:style-name="T4">}</text:span></text:p>
      <text:p text:style-name="P1"><text:span text:style-name="T10">&lt;</text:span><text:span text:style-name="T4">div</text:span><text:span text:style-name="T10">&gt;</text:span></text:p>
      <text:p text:style-name="P1"><text:span text:style-name="T10">&lt;</text:span><text:span text:style-name="T4">label</text:span><text:span text:style-name="T6"> </text:span><text:span text:style-name="T2">className</text:span><text:span text:style-name="T6">=</text:span><text:span text:style-name="T3">"block text-sm font-medium"</text:span><text:span text:style-name="T10">&gt;</text:span></text:p>
      <text:p text:style-name="P1"><text:span text:style-name="T6">Burn Amount</text:span><text:span text:style-name="T4">{</text:span><text:span text:style-name="T3">' '</text:span><text:span text:style-name="T4">}</text:span></text:p>
      <text:p text:style-name="P1"><text:span text:style-name="T10">&lt;</text:span><text:span text:style-name="T9">Tooltip</text:span><text:span text:style-name="T6"> </text:span><text:span text:style-name="T2">text</text:span><text:span text:style-name="T6">=</text:span><text:span text:style-name="T3">"You can only burn what you have."</text:span><text:span text:style-name="T10">&gt;</text:span></text:p>
      <text:p text:style-name="P1"><text:span text:style-name="T10">&lt;</text:span><text:span text:style-name="T4">span</text:span><text:span text:style-name="T6"> </text:span><text:span text:style-name="T2">className</text:span><text:span text:style-name="T6">=</text:span><text:span text:style-name="T3">"ml-1 text-xs text-gray-400"</text:span><text:span text:style-name="T10">&gt;</text:span><text:span text:style-name="T6">ⓘ</text:span><text:span text:style-name="T10">&lt;/</text:span><text:span text:style-name="T4">span</text:span><text:span text:style-name="T10">&gt;</text:span></text:p>
      <text:p text:style-name="P1"><text:span text:style-name="T10">&lt;/</text:span><text:span text:style-name="T9">Tooltip</text:span><text:span text:style-name="T10">&gt;</text:span></text:p>
      <text:p text:style-name="P1"><text:span text:style-name="T10">&lt;/</text:span><text:span text:style-name="T4">label</text:span><text:span text:style-name="T10">&gt;</text:span></text:p>
      <text:p text:style-name="P1"><text:span text:style-name="T10">&lt;</text:span><text:span text:style-name="T4">div</text:span><text:span text:style-name="T6"> </text:span><text:span text:style-name="T2">className</text:span><text:span text:style-name="T6">=</text:span><text:span text:style-name="T3">"flex space-x-2"</text:span><text:span text:style-name="T10">&gt;</text:span></text:p>
      <text:p text:style-name="P1"><text:span text:style-name="T10">&lt;</text:span><text:span text:style-name="T4">input</text:span></text:p>
      <text:p text:style-name="P1"><text:span text:style-name="T2">type</text:span><text:span text:style-name="T6">=</text:span><text:span text:style-name="T3">"text"</text:span></text:p>
      <text:p text:style-name="P1"><text:span text:style-name="T2">aria-label</text:span><text:span text:style-name="T6">=</text:span><text:span text:style-name="T3">"burn"</text:span></text:p>
      <text:p text:style-name="P1"><text:span text:style-name="T2">value</text:span><text:span text:style-name="T6">=</text:span><text:span text:style-name="T4">{</text:span><text:span text:style-name="T2">burnAmount</text:span><text:span text:style-name="T4">}</text:span></text:p>
      <text:p text:style-name="P1"><text:span text:style-name="T2">onChange</text:span><text:span text:style-name="T6">=</text:span><text:span text:style-name="T4">{</text:span><text:span text:style-name="T6">(</text:span><text:span text:style-name="T2">e</text:span><text:span text:style-name="T6">) </text:span><text:span text:style-name="T4">=&gt;</text:span><text:span text:style-name="T6"> </text:span><text:span text:style-name="T7">setBurnAmount</text:span><text:span text:style-name="T6">(</text:span><text:span text:style-name="T2">e</text:span><text:span text:style-name="T6">.</text:span><text:span text:style-name="T2">target</text:span><text:span text:style-name="T6">.</text:span><text:span text:style-name="T2">value</text:span><text:span text:style-name="T6">)</text:span><text:span text:style-name="T4">}</text:span></text:p>
      <text:p text:style-name="P1"><text:soft-page-break/><text:span text:style-name="T2">disabled</text:span><text:span text:style-name="T6">=</text:span><text:span text:style-name="T4">{</text:span><text:span text:style-name="T2">loading</text:span><text:span text:style-name="T6"> || (!</text:span><text:span text:style-name="T2">isNetworkAllowed</text:span><text:span text:style-name="T6"> &amp;&amp; !</text:span><text:span text:style-name="T2">isTest</text:span><text:span text:style-name="T6">)</text:span><text:span text:style-name="T4">}</text:span></text:p>
      <text:p text:style-name="P1"><text:span text:style-name="T2">className</text:span><text:span text:style-name="T6">=</text:span><text:span text:style-name="T3">"flex-1 p-2 border rounded"</text:span></text:p>
      <text:p text:style-name="P1"><text:span text:style-name="T2">placeholder</text:span><text:span text:style-name="T6">=</text:span><text:span text:style-name="T3">"0.0"</text:span></text:p>
      <text:p text:style-name="P6">/&gt;</text:p>
      <text:p text:style-name="P1"><text:span text:style-name="T10">&lt;</text:span><text:span text:style-name="T4">button</text:span></text:p>
      <text:p text:style-name="P1"><text:span text:style-name="T2">onClick</text:span><text:span text:style-name="T6">=</text:span><text:span text:style-name="T4">{</text:span><text:span text:style-name="T2">handleBurn</text:span><text:span text:style-name="T4">}</text:span></text:p>
      <text:p text:style-name="P1"><text:span text:style-name="T2">disabled</text:span><text:span text:style-name="T6">=</text:span><text:span text:style-name="T4">{</text:span></text:p>
      <text:p text:style-name="P1"><text:span text:style-name="T2">loading</text:span><text:span text:style-name="T6"> ||</text:span></text:p>
      <text:p text:style-name="P1"><text:span text:style-name="T6">(!</text:span><text:span text:style-name="T2">isNetworkAllowed</text:span><text:span text:style-name="T6"> &amp;&amp; !</text:span><text:span text:style-name="T2">isTest</text:span><text:span text:style-name="T6">) ||</text:span></text:p>
      <text:p text:style-name="P1"><text:span text:style-name="T6">!</text:span><text:span text:style-name="T5">burnAmount</text:span><text:span text:style-name="T6"> ||</text:span></text:p>
      <text:p text:style-name="P1"><text:span text:style-name="T7">parseFloat</text:span><text:span text:style-name="T6">(</text:span><text:span text:style-name="T5">burnAmount</text:span><text:span text:style-name="T6">) === </text:span><text:span text:style-name="T8">0</text:span><text:span text:style-name="T6"> ||</text:span></text:p>
      <text:p text:style-name="P1"><text:span text:style-name="T7">parseFloat</text:span><text:span text:style-name="T6">(</text:span><text:span text:style-name="T5">burnAmount</text:span><text:span text:style-name="T6">) &gt; </text:span><text:span text:style-name="T7">parseFloat</text:span><text:span text:style-name="T6">(</text:span><text:span text:style-name="T5">balance</text:span><text:span text:style-name="T6">)</text:span></text:p>
      <text:p text:style-name="P7">}</text:p>
      <text:p text:style-name="P1"><text:span text:style-name="T2">className</text:span><text:span text:style-name="T6">=</text:span><text:span text:style-name="T3">"px-4 bg-yellow-600 text-white rounded disabled:opacity-50"</text:span></text:p>
      <text:p text:style-name="P6">&gt;</text:p>
      <text:p text:style-name="P1"><text:span text:style-name="T4">{</text:span><text:span text:style-name="T5">loading</text:span><text:span text:style-name="T6"> ? </text:span><text:span text:style-name="T3">'Processing...'</text:span><text:span text:style-name="T6"> : </text:span><text:span text:style-name="T3">'Burn'</text:span><text:span text:style-name="T4">}</text:span></text:p>
      <text:p text:style-name="P1"><text:span text:style-name="T10">&lt;/</text:span><text:span text:style-name="T4">button</text:span><text:span text:style-name="T10">&gt;</text:span></text:p>
      <text:p text:style-name="P1"><text:span text:style-name="T10">&lt;/</text:span><text:span text:style-name="T4">div</text:span><text:span text:style-name="T10">&gt;</text:span></text:p>
      <text:p text:style-name="P1"><text:span text:style-name="T4">{</text:span><text:span text:style-name="T5">burnAmount</text:span><text:span text:style-name="T6"> &amp;&amp; </text:span><text:span text:style-name="T7">parseFloat</text:span><text:span text:style-name="T6">(</text:span><text:span text:style-name="T5">burnAmount</text:span><text:span text:style-name="T6">) &gt; </text:span><text:span text:style-name="T7">parseFloat</text:span><text:span text:style-name="T6">(</text:span><text:span text:style-name="T5">balance</text:span><text:span text:style-name="T6">) &amp;&amp; (</text:span></text:p>
      <text:p text:style-name="P1"><text:span text:style-name="T10">&lt;</text:span><text:span text:style-name="T4">div</text:span><text:span text:style-name="T6"> </text:span><text:span text:style-name="T2">className</text:span><text:span text:style-name="T6">=</text:span><text:span text:style-name="T3">"text-xs text-red-500 mt-1"</text:span><text:span text:style-name="T10">&gt;</text:span></text:p>
      <text:p text:style-name="P5">Insufficient token balance to burn.</text:p>
      <text:p text:style-name="P1"><text:span text:style-name="T10">&lt;/</text:span><text:span text:style-name="T4">div</text:span><text:span text:style-name="T10">&gt;</text:span></text:p>
      <text:p text:style-name="P1"><text:span text:style-name="T6">)</text:span><text:span text:style-name="T4">}</text:span></text:p>
      <text:p text:style-name="P1"><text:span text:style-name="T10">&lt;/</text:span><text:span text:style-name="T4">div</text:span><text:span text:style-name="T10">&gt;</text:span></text:p>
      <text:p text:style-name="P8"/>
      <text:p text:style-name="P1"><text:span text:style-name="T4">{</text:span><text:span text:style-name="T11">/* Set Reserve */</text:span><text:span text:style-name="T4">}</text:span></text:p>
      <text:p text:style-name="P1"><text:span text:style-name="T4">{</text:span><text:span text:style-name="T5">isOwner</text:span><text:span text:style-name="T6"> &amp;&amp; (</text:span></text:p>
      <text:p text:style-name="P1"><text:span text:style-name="T10">&lt;</text:span><text:span text:style-name="T4">div</text:span><text:span text:style-name="T10">&gt;</text:span></text:p>
      <text:p text:style-name="P1"><text:span text:style-name="T10">&lt;</text:span><text:span text:style-name="T4">label</text:span><text:span text:style-name="T6"> </text:span><text:span text:style-name="T2">className</text:span><text:span text:style-name="T6">=</text:span><text:span text:style-name="T3">"block text-sm font-medium"</text:span><text:span text:style-name="T10">&gt;</text:span></text:p>
      <text:p text:style-name="P1"><text:span text:style-name="T6">Set Mock PoR Backing (satoshi)</text:span><text:span text:style-name="T4">{</text:span><text:span text:style-name="T3">' '</text:span><text:span text:style-name="T4">}</text:span></text:p>
      <text:p text:style-name="P1"><text:span text:style-name="T10">&lt;</text:span><text:span text:style-name="T9">Tooltip</text:span><text:span text:style-name="T6"> </text:span><text:span text:style-name="T2">text</text:span><text:span text:style-name="T6">=</text:span><text:span text:style-name="T3">"Reserve cannot be set below total supply!"</text:span><text:span text:style-name="T10">&gt;</text:span></text:p>
      <text:p text:style-name="P1"><text:span text:style-name="T10">&lt;</text:span><text:span text:style-name="T4">span</text:span><text:span text:style-name="T6"> </text:span><text:span text:style-name="T2">className</text:span><text:span text:style-name="T6">=</text:span><text:span text:style-name="T3">"ml-1 text-xs text-gray-400"</text:span><text:span text:style-name="T10">&gt;</text:span><text:span text:style-name="T6">ⓘ</text:span><text:span text:style-name="T10">&lt;/</text:span><text:span text:style-name="T4">span</text:span><text:span text:style-name="T10">&gt;</text:span></text:p>
      <text:p text:style-name="P1"><text:span text:style-name="T10">&lt;/</text:span><text:span text:style-name="T9">Tooltip</text:span><text:span text:style-name="T10">&gt;</text:span></text:p>
      <text:p text:style-name="P1"><text:span text:style-name="T10">&lt;/</text:span><text:span text:style-name="T4">label</text:span><text:span text:style-name="T10">&gt;</text:span></text:p>
      <text:p text:style-name="P1"><text:span text:style-name="T10">&lt;</text:span><text:span text:style-name="T4">div</text:span><text:span text:style-name="T6"> </text:span><text:span text:style-name="T2">className</text:span><text:span text:style-name="T6">=</text:span><text:span text:style-name="T3">"flex space-x-2"</text:span><text:span text:style-name="T10">&gt;</text:span></text:p>
      <text:p text:style-name="P1"><text:span text:style-name="T10">&lt;</text:span><text:span text:style-name="T4">input</text:span></text:p>
      <text:p text:style-name="P1"><text:span text:style-name="T2">type</text:span><text:span text:style-name="T6">=</text:span><text:span text:style-name="T3">"number"</text:span></text:p>
      <text:p text:style-name="P1"><text:span text:style-name="T2">value</text:span><text:span text:style-name="T6">=</text:span><text:span text:style-name="T4">{</text:span><text:span text:style-name="T5">newBacking</text:span><text:span text:style-name="T4">}</text:span></text:p>
      <text:p text:style-name="P1"><text:span text:style-name="T2">onChange</text:span><text:span text:style-name="T6">=</text:span><text:span text:style-name="T4">{</text:span><text:span text:style-name="T6">(</text:span><text:span text:style-name="T2">e</text:span><text:span text:style-name="T6">) </text:span><text:span text:style-name="T4">=&gt;</text:span><text:span text:style-name="T6"> </text:span><text:span text:style-name="T7">setNewBacking</text:span><text:span text:style-name="T6">(</text:span><text:span text:style-name="T2">e</text:span><text:span text:style-name="T6">.</text:span><text:span text:style-name="T2">target</text:span><text:span text:style-name="T6">.</text:span><text:span text:style-name="T2">value</text:span><text:span text:style-name="T6">)</text:span><text:span text:style-name="T4">}</text:span></text:p>
      <text:p text:style-name="P1"><text:span text:style-name="T2">disabled</text:span><text:span text:style-name="T6">=</text:span><text:span text:style-name="T4">{</text:span><text:span text:style-name="T5">loading</text:span><text:span text:style-name="T4">}</text:span></text:p>
      <text:p text:style-name="P1"><text:span text:style-name="T2">className</text:span><text:span text:style-name="T6">=</text:span><text:span text:style-name="T3">"flex-1 p-2 border rounded"</text:span></text:p>
      <text:p text:style-name="P1"><text:span text:style-name="T2">placeholder</text:span><text:span text:style-name="T6">=</text:span><text:span text:style-name="T3">"e.g. 1000000"</text:span></text:p>
      <text:p text:style-name="P6">/&gt;</text:p>
      <text:p text:style-name="P1"><text:span text:style-name="T10">&lt;</text:span><text:span text:style-name="T4">button</text:span></text:p>
      <text:p text:style-name="P1"><text:span text:style-name="T2">onClick</text:span><text:span text:style-name="T6">=</text:span><text:span text:style-name="T4">{</text:span><text:span text:style-name="T7">handleSetPoR</text:span><text:span text:style-name="T4">}</text:span></text:p>
      <text:p text:style-name="P1"><text:span text:style-name="T2">disabled</text:span><text:span text:style-name="T6">=</text:span><text:span text:style-name="T4">{</text:span></text:p>
      <text:p text:style-name="P1"><text:span text:style-name="T5">loading</text:span><text:span text:style-name="T6"> ||</text:span></text:p>
      <text:p text:style-name="P1"><text:span text:style-name="T6">!</text:span><text:span text:style-name="T5">newBacking</text:span><text:span text:style-name="T6"> ||</text:span></text:p>
      <text:p text:style-name="P1"><text:span text:style-name="T7">isNaN</text:span><text:span text:style-name="T6">(</text:span><text:span text:style-name="T5">newBacking</text:span><text:span text:style-name="T6">) ||</text:span></text:p>
      <text:p text:style-name="P1"><text:span text:style-name="T7">parseFloat</text:span><text:span text:style-name="T6">(</text:span><text:span text:style-name="T5">newBacking</text:span><text:span text:style-name="T6">) &lt; </text:span><text:span text:style-name="T7">parseFloat</text:span><text:span text:style-name="T6">(</text:span><text:span text:style-name="T5">totalSupply</text:span><text:span text:style-name="T6">)</text:span></text:p>
      <text:p text:style-name="P7"><text:soft-page-break/>}</text:p>
      <text:p text:style-name="P1"><text:span text:style-name="T2">className</text:span><text:span text:style-name="T6">=</text:span><text:span text:style-name="T3">"px-4 bg-purple-600 text-white rounded disabled:opacity-50"</text:span></text:p>
      <text:p text:style-name="P6">&gt;</text:p>
      <text:p text:style-name="P1"><text:span text:style-name="T4">{</text:span><text:span text:style-name="T5">loading</text:span><text:span text:style-name="T6"> ? </text:span><text:span text:style-name="T3">'Updating...'</text:span><text:span text:style-name="T6"> : </text:span><text:span text:style-name="T3">'Set'</text:span><text:span text:style-name="T4">}</text:span></text:p>
      <text:p text:style-name="P1"><text:span text:style-name="T10">&lt;/</text:span><text:span text:style-name="T4">button</text:span><text:span text:style-name="T10">&gt;</text:span></text:p>
      <text:p text:style-name="P1"><text:span text:style-name="T10">&lt;/</text:span><text:span text:style-name="T4">div</text:span><text:span text:style-name="T10">&gt;</text:span></text:p>
      <text:p text:style-name="P1"><text:span text:style-name="T4">{</text:span><text:span text:style-name="T5">newBacking</text:span><text:span text:style-name="T6"> &amp;&amp;</text:span></text:p>
      <text:p text:style-name="P1"><text:span text:style-name="T7">parseFloat</text:span><text:span text:style-name="T6">(</text:span><text:span text:style-name="T5">newBacking</text:span><text:span text:style-name="T6">) &lt; </text:span><text:span text:style-name="T7">parseFloat</text:span><text:span text:style-name="T6">(</text:span><text:span text:style-name="T5">totalSupply</text:span><text:span text:style-name="T6">) &amp;&amp; (</text:span></text:p>
      <text:p text:style-name="P1"><text:span text:style-name="T10">&lt;</text:span><text:span text:style-name="T4">div</text:span><text:span text:style-name="T6"> </text:span><text:span text:style-name="T2">className</text:span><text:span text:style-name="T6">=</text:span><text:span text:style-name="T3">"text-xs text-red-500 mt-1"</text:span><text:span text:style-name="T10">&gt;</text:span></text:p>
      <text:p text:style-name="P5">Reserve cannot be set below current total supply!</text:p>
      <text:p text:style-name="P1"><text:span text:style-name="T10">&lt;/</text:span><text:span text:style-name="T4">div</text:span><text:span text:style-name="T10">&gt;</text:span></text:p>
      <text:p text:style-name="P1"><text:span text:style-name="T6">)</text:span><text:span text:style-name="T4">}</text:span></text:p>
      <text:p text:style-name="P1"><text:span text:style-name="T10">&lt;/</text:span><text:span text:style-name="T4">div</text:span><text:span text:style-name="T10">&gt;</text:span></text:p>
      <text:p text:style-name="P1"><text:span text:style-name="T6">)</text:span><text:span text:style-name="T4">}</text:span></text:p>
      <text:p text:style-name="P1"><text:span text:style-name="T10">&lt;/</text:span><text:span text:style-name="T4">div</text:span><text:span text:style-name="T10">&gt;</text:span></text:p>
      <text:p text:style-name="P6">&lt;/&gt;</text:p>
      <text:p text:style-name="P1"><text:span text:style-name="T6">)</text:span><text:span text:style-name="T4">}</text:span></text:p>
      <text:p text:style-name="P1"><text:span text:style-name="T10">&lt;/</text:span><text:span text:style-name="T4">div</text:span><text:span text:style-name="T10">&gt;</text:span></text:p>
      <text:p text:style-name="P1"><text:span text:style-name="T10">&lt;/</text:span><text:span text:style-name="T4">div</text:span><text:span text:style-name="T10">&gt;</text:span></text:p>
      <text:p text:style-name="P1">);</text:p>
      <text:p text:style-name="P1">}</text:p>
      <text:p text:style-name="P8"/>
      <text:p text:style-name="P3">// Tailwind animációk (pl. globals.css-ben vagy index.css-ben)</text:p>
      <text:p text:style-name="P3">// .animate-fade-in { animation: fadeIn 0.4s ease-in; }</text:p>
      <text:p text:style-name="P3">// .animate-shake { animation: shake 0.3s linear; }</text:p>
      <text:p text:style-name="P2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8:28:35.194104574</meta:creation-date>
    <dc:date>2025-06-05T18:43:40.389747457</dc:date>
    <meta:editing-duration>PT4M51S</meta:editing-duration>
    <meta:editing-cycles>1</meta:editing-cycles>
    <meta:document-statistic meta:table-count="0" meta:image-count="0" meta:object-count="0" meta:page-count="11" meta:paragraph-count="487" meta:word-count="1707" meta:character-count="14304" meta:non-whitespace-character-count="13084"/>
    <meta:generator>LibreOffice/24.2.7.2$Linux_X86_64 LibreOffice_project/420$Build-2</meta:generator>
  </office:meta>
</office:document-meta>
</file>